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882in"/>
    </style:style>
    <style:style style:name="co2" style:family="table-column">
      <style:table-column-properties fo:break-before="auto" style:column-width="3.2791in"/>
    </style:style>
    <style:style style:name="co3" style:family="table-column">
      <style:table-column-properties fo:break-before="auto" style:column-width="2.7874in"/>
    </style:style>
    <style:style style:name="co4" style:family="table-column">
      <style:table-column-properties fo:break-before="auto" style:column-width="6.7209in"/>
    </style:style>
    <style:style style:name="co5" style:family="table-column">
      <style:table-column-properties fo:break-before="auto" style:column-width="4.4591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6839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>
            <text:p>ADJA</text:p>
          </table:table-cell>
          <table:table-cell office:value-type="string">
            <text:p>attributives Adjektiv</text:p>
          </table:table-cell>
          <table:table-cell office:value-type="string">
            <text:p>[das] große [Haus]</text:p>
          </table:table-cell>
          <table:table-cell table:formula="of:= &quot;// &quot; &amp; [.A1] &amp; &quot; | &quot; &amp; [.B1] &amp; &quot; | &quot; &amp;[.C1]" office:value-type="string" office:string-value="// ADJA | attributives Adjektiv | [das] große [Haus]">
            <text:p>// ADJA | attributives Adjektiv | [das] große [Haus]</text:p>
          </table:table-cell>
          <table:table-cell table:formula="of:=UPPER(SUBSTITUTE(SUBSTITUTE(SUBSTITUTE(SUBSTITUTE(SUBSTITUTE(SUBSTITUTE(SUBSTITUTE([.B1]; &quot; &quot;; &quot;_&quot;);&quot;`&quot;;&quot;&quot;);&quot;'&quot;;&quot;&quot;); &quot;,&quot;;&quot;&quot;); &quot;;&quot;; &quot;&quot;); &quot;-&quot;; &quot;_&quot;);&quot;ä&quot;;&quot;ae&quot;))" office:value-type="string" office:string-value="ATTRIBUTIVES_ADJEKTIV">
            <text:p>ATTRIBUTIVES_ADJEKTIV</text:p>
          </table:table-cell>
          <table:table-cell table:formula="of:=[.D1] &amp; CHAR(10) &amp; &quot;@JsonProperty(&quot;&quot;&quot; &amp; [.A1] &amp;&quot;&quot;&quot;)&quot; &amp; CHAR(10) &amp; [.E1] &amp; &quot;,&quot; &amp; CHAR(10)" office:value-type="string" office:string-value="// ADJA | attributives Adjektiv | [das] große [Haus]&#10;@JsonProperty(&quot;ADJA&quot;)&#10;ATTRIBUTIVES_ADJEKTIV,&#10;">
            <text:p>// ADJA | attributives Adjektiv | [das] große [Haus]<text:line-break/>@JsonProperty("ADJA")<text:line-break/>ATTRIBUTIVES_ADJEKTIV,<text:line-break/></text:p>
          </table:table-cell>
        </table:table-row>
        <table:table-row table:style-name="ro1">
          <table:table-cell office:value-type="string">
            <text:p>ADJD</text:p>
          </table:table-cell>
          <table:table-cell office:value-type="string">
            <text:p>adverbiales oder prädikatives Adjektiv</text:p>
          </table:table-cell>
          <table:table-cell office:value-type="string">
            <text:p>[er fährt] schnell, [er ist] schnell</text:p>
          </table:table-cell>
          <table:table-cell table:formula="of:= &quot;// &quot; &amp; [.A2] &amp; &quot; | &quot; &amp; [.B2] &amp; &quot; | &quot; &amp;[.C2]" office:value-type="string" office:string-value="// ADJD | adverbiales oder prädikatives Adjektiv | [er fährt] schnell, [er ist] schnell">
            <text:p>// ADJD | adverbiales oder prädikatives Adjektiv | [er fährt] schnell, [er ist] schnell</text:p>
          </table:table-cell>
          <table:table-cell table:formula="of:=UPPER(SUBSTITUTE(SUBSTITUTE(SUBSTITUTE(SUBSTITUTE(SUBSTITUTE(SUBSTITUTE(SUBSTITUTE([.B2]; &quot; &quot;; &quot;_&quot;);&quot;`&quot;;&quot;&quot;);&quot;'&quot;;&quot;&quot;); &quot;,&quot;;&quot;&quot;); &quot;;&quot;; &quot;&quot;); &quot;-&quot;; &quot;_&quot;);&quot;ä&quot;;&quot;ae&quot;))" office:value-type="string" office:string-value="ADVERBIALES_ODER_PRAEDIKATIVES_ADJEKTIV">
            <text:p>ADVERBIALES_ODER_PRAEDIKATIVES_ADJEKTIV</text:p>
          </table:table-cell>
          <table:table-cell table:formula="of:=[.D2] &amp; CHAR(10) &amp; &quot;@JsonProperty(&quot;&quot;&quot; &amp; [.A2] &amp;&quot;&quot;&quot;)&quot; &amp; CHAR(10) &amp; [.E2] &amp; &quot;,&quot; &amp; CHAR(10)" office:value-type="string" office:string-value="// ADJD | adverbiales oder prädikatives Adjektiv | [er fährt] schnell, [er ist] schnell&#10;@JsonProperty(&quot;ADJD&quot;)&#10;ADVERBIALES_ODER_PRAEDIKATIVES_ADJEKTIV,&#10;">
            <text:p>// ADJD | adverbiales oder prädikatives Adjektiv | [er fährt] schnell, [er ist] schnell<text:line-break/>@JsonProperty("ADJD")<text:line-break/>ADVERBIALES_ODER_PRAEDIKATIVES_ADJEKTIV,<text:line-break/></text:p>
          </table:table-cell>
        </table:table-row>
        <table:table-row table:style-name="ro1">
          <table:table-cell office:value-type="string">
            <text:p>ADV</text:p>
          </table:table-cell>
          <table:table-cell office:value-type="string">
            <text:p>Adverb</text:p>
          </table:table-cell>
          <table:table-cell office:value-type="string">
            <text:p>schon, bald, doch</text:p>
          </table:table-cell>
          <table:table-cell table:formula="of:= &quot;// &quot; &amp; [.A3] &amp; &quot; | &quot; &amp; [.B3] &amp; &quot; | &quot; &amp;[.C3]" office:value-type="string" office:string-value="// ADV | Adverb | schon, bald, doch">
            <text:p>// ADV | Adverb | schon, bald, doch</text:p>
          </table:table-cell>
          <table:table-cell table:formula="of:=UPPER(SUBSTITUTE(SUBSTITUTE(SUBSTITUTE(SUBSTITUTE(SUBSTITUTE(SUBSTITUTE(SUBSTITUTE([.B3]; &quot; &quot;; &quot;_&quot;);&quot;`&quot;;&quot;&quot;);&quot;'&quot;;&quot;&quot;); &quot;,&quot;;&quot;&quot;); &quot;;&quot;; &quot;&quot;); &quot;-&quot;; &quot;_&quot;);&quot;ä&quot;;&quot;ae&quot;))" office:value-type="string" office:string-value="ADVERB">
            <text:p>ADVERB</text:p>
          </table:table-cell>
          <table:table-cell table:formula="of:=[.D3] &amp; CHAR(10) &amp; &quot;@JsonProperty(&quot;&quot;&quot; &amp; [.A3] &amp;&quot;&quot;&quot;)&quot; &amp; CHAR(10) &amp; [.E3] &amp; &quot;,&quot; &amp; CHAR(10)" office:value-type="string" office:string-value="// ADV | Adverb | schon, bald, doch&#10;@JsonProperty(&quot;ADV&quot;)&#10;ADVERB,&#10;">
            <text:p>// ADV | Adverb | schon, bald, doch<text:line-break/>@JsonProperty("ADV")<text:line-break/>ADVERB,<text:line-break/></text:p>
          </table:table-cell>
        </table:table-row>
        <table:table-row table:style-name="ro1">
          <table:table-cell office:value-type="string">
            <text:p>APPR</text:p>
          </table:table-cell>
          <table:table-cell office:value-type="string">
            <text:p>Präposition; Zirkumposition links</text:p>
          </table:table-cell>
          <table:table-cell office:value-type="string">
            <text:p>in [der Stadt], ohne [mich]</text:p>
          </table:table-cell>
          <table:table-cell table:formula="of:= &quot;// &quot; &amp; [.A4] &amp; &quot; | &quot; &amp; [.B4] &amp; &quot; | &quot; &amp;[.C4]" office:value-type="string" office:string-value="// APPR | Präposition; Zirkumposition links | in [der Stadt], ohne [mich]">
            <text:p>// APPR | Präposition; Zirkumposition links | in [der Stadt], ohne [mich]</text:p>
          </table:table-cell>
          <table:table-cell table:formula="of:=UPPER(SUBSTITUTE(SUBSTITUTE(SUBSTITUTE(SUBSTITUTE(SUBSTITUTE(SUBSTITUTE(SUBSTITUTE([.B4]; &quot; &quot;; &quot;_&quot;);&quot;`&quot;;&quot;&quot;);&quot;'&quot;;&quot;&quot;); &quot;,&quot;;&quot;&quot;); &quot;;&quot;; &quot;&quot;); &quot;-&quot;; &quot;_&quot;);&quot;ä&quot;;&quot;ae&quot;))" office:value-type="string" office:string-value="PRAEPOSITION_ZIRKUMPOSITION_LINKS">
            <text:p>PRAEPOSITION_ZIRKUMPOSITION_LINKS</text:p>
          </table:table-cell>
          <table:table-cell table:formula="of:=[.D4] &amp; CHAR(10) &amp; &quot;@JsonProperty(&quot;&quot;&quot; &amp; [.A4] &amp;&quot;&quot;&quot;)&quot; &amp; CHAR(10) &amp; [.E4] &amp; &quot;,&quot; &amp; CHAR(10)" office:value-type="string" office:string-value="// APPR | Präposition; Zirkumposition links | in [der Stadt], ohne [mich]&#10;@JsonProperty(&quot;APPR&quot;)&#10;PRAEPOSITION_ZIRKUMPOSITION_LINKS,&#10;">
            <text:p>// APPR | Präposition; Zirkumposition links | in [der Stadt], ohne [mich]<text:line-break/>@JsonProperty("APPR")<text:line-break/>PRAEPOSITION_ZIRKUMPOSITION_LINKS,<text:line-break/></text:p>
          </table:table-cell>
        </table:table-row>
        <table:table-row table:style-name="ro1">
          <table:table-cell office:value-type="string">
            <text:p>APPRART</text:p>
          </table:table-cell>
          <table:table-cell office:value-type="string">
            <text:p>Präposition mit Artikel</text:p>
          </table:table-cell>
          <table:table-cell office:value-type="string">
            <text:p>im [Haus], zur [Sache]</text:p>
          </table:table-cell>
          <table:table-cell table:formula="of:= &quot;// &quot; &amp; [.A5] &amp; &quot; | &quot; &amp; [.B5] &amp; &quot; | &quot; &amp;[.C5]" office:value-type="string" office:string-value="// APPRART | Präposition mit Artikel | im [Haus], zur [Sache]">
            <text:p>// APPRART | Präposition mit Artikel | im [Haus], zur [Sache]</text:p>
          </table:table-cell>
          <table:table-cell table:formula="of:=UPPER(SUBSTITUTE(SUBSTITUTE(SUBSTITUTE(SUBSTITUTE(SUBSTITUTE(SUBSTITUTE(SUBSTITUTE([.B5]; &quot; &quot;; &quot;_&quot;);&quot;`&quot;;&quot;&quot;);&quot;'&quot;;&quot;&quot;); &quot;,&quot;;&quot;&quot;); &quot;;&quot;; &quot;&quot;); &quot;-&quot;; &quot;_&quot;);&quot;ä&quot;;&quot;ae&quot;))" office:value-type="string" office:string-value="PRAEPOSITION_MIT_ARTIKEL">
            <text:p>PRAEPOSITION_MIT_ARTIKEL</text:p>
          </table:table-cell>
          <table:table-cell table:formula="of:=[.D5] &amp; CHAR(10) &amp; &quot;@JsonProperty(&quot;&quot;&quot; &amp; [.A5] &amp;&quot;&quot;&quot;)&quot; &amp; CHAR(10) &amp; [.E5] &amp; &quot;,&quot; &amp; CHAR(10)" office:value-type="string" office:string-value="// APPRART | Präposition mit Artikel | im [Haus], zur [Sache]&#10;@JsonProperty(&quot;APPRART&quot;)&#10;PRAEPOSITION_MIT_ARTIKEL,&#10;">
            <text:p>// APPRART | Präposition mit Artikel | im [Haus], zur [Sache]<text:line-break/>@JsonProperty("APPRART")<text:line-break/>PRAEPOSITION_MIT_ARTIKEL,<text:line-break/></text:p>
          </table:table-cell>
        </table:table-row>
        <table:table-row table:style-name="ro1">
          <table:table-cell office:value-type="string">
            <text:p>APPO</text:p>
          </table:table-cell>
          <table:table-cell office:value-type="string">
            <text:p>Postposition</text:p>
          </table:table-cell>
          <table:table-cell office:value-type="string">
            <text:p>[ihm] zufolge, [der Sache] wegen</text:p>
          </table:table-cell>
          <table:table-cell table:formula="of:= &quot;// &quot; &amp; [.A6] &amp; &quot; | &quot; &amp; [.B6] &amp; &quot; | &quot; &amp;[.C6]" office:value-type="string" office:string-value="// APPO | Postposition | [ihm] zufolge, [der Sache] wegen">
            <text:p>// APPO | Postposition | [ihm] zufolge, [der Sache] wegen</text:p>
          </table:table-cell>
          <table:table-cell table:formula="of:=UPPER(SUBSTITUTE(SUBSTITUTE(SUBSTITUTE(SUBSTITUTE(SUBSTITUTE(SUBSTITUTE(SUBSTITUTE([.B6]; &quot; &quot;; &quot;_&quot;);&quot;`&quot;;&quot;&quot;);&quot;'&quot;;&quot;&quot;); &quot;,&quot;;&quot;&quot;); &quot;;&quot;; &quot;&quot;); &quot;-&quot;; &quot;_&quot;);&quot;ä&quot;;&quot;ae&quot;))" office:value-type="string" office:string-value="POSTPOSITION">
            <text:p>POSTPOSITION</text:p>
          </table:table-cell>
          <table:table-cell table:formula="of:=[.D6] &amp; CHAR(10) &amp; &quot;@JsonProperty(&quot;&quot;&quot; &amp; [.A6] &amp;&quot;&quot;&quot;)&quot; &amp; CHAR(10) &amp; [.E6] &amp; &quot;,&quot; &amp; CHAR(10)" office:value-type="string" office:string-value="// APPO | Postposition | [ihm] zufolge, [der Sache] wegen&#10;@JsonProperty(&quot;APPO&quot;)&#10;POSTPOSITION,&#10;">
            <text:p>// APPO | Postposition | [ihm] zufolge, [der Sache] wegen<text:line-break/>@JsonProperty("APPO")<text:line-break/>POSTPOSITION,<text:line-break/></text:p>
          </table:table-cell>
        </table:table-row>
        <table:table-row table:style-name="ro1">
          <table:table-cell office:value-type="string">
            <text:p>APZR</text:p>
          </table:table-cell>
          <table:table-cell office:value-type="string">
            <text:p>Zirkumposition rechts</text:p>
          </table:table-cell>
          <table:table-cell office:value-type="string">
            <text:p>[von jetzt] an</text:p>
          </table:table-cell>
          <table:table-cell table:formula="of:= &quot;// &quot; &amp; [.A7] &amp; &quot; | &quot; &amp; [.B7] &amp; &quot; | &quot; &amp;[.C7]" office:value-type="string" office:string-value="// APZR | Zirkumposition rechts | [von jetzt] an">
            <text:p>// APZR | Zirkumposition rechts | [von jetzt] an</text:p>
          </table:table-cell>
          <table:table-cell table:formula="of:=UPPER(SUBSTITUTE(SUBSTITUTE(SUBSTITUTE(SUBSTITUTE(SUBSTITUTE(SUBSTITUTE(SUBSTITUTE([.B7]; &quot; &quot;; &quot;_&quot;);&quot;`&quot;;&quot;&quot;);&quot;'&quot;;&quot;&quot;); &quot;,&quot;;&quot;&quot;); &quot;;&quot;; &quot;&quot;); &quot;-&quot;; &quot;_&quot;);&quot;ä&quot;;&quot;ae&quot;))" office:value-type="string" office:string-value="ZIRKUMPOSITION_RECHTS">
            <text:p>ZIRKUMPOSITION_RECHTS</text:p>
          </table:table-cell>
          <table:table-cell table:formula="of:=[.D7] &amp; CHAR(10) &amp; &quot;@JsonProperty(&quot;&quot;&quot; &amp; [.A7] &amp;&quot;&quot;&quot;)&quot; &amp; CHAR(10) &amp; [.E7] &amp; &quot;,&quot; &amp; CHAR(10)" office:value-type="string" office:string-value="// APZR | Zirkumposition rechts | [von jetzt] an&#10;@JsonProperty(&quot;APZR&quot;)&#10;ZIRKUMPOSITION_RECHTS,&#10;">
            <text:p>// APZR | Zirkumposition rechts | [von jetzt] an<text:line-break/>@JsonProperty("APZR")<text:line-break/>ZIRKUMPOSITION_RECHTS,<text:line-break/></text:p>
          </table:table-cell>
        </table:table-row>
        <table:table-row table:style-name="ro1">
          <table:table-cell office:value-type="string">
            <text:p>ART</text:p>
          </table:table-cell>
          <table:table-cell office:value-type="string">
            <text:p>bestimmter oder unbestimmter Artikel</text:p>
          </table:table-cell>
          <table:table-cell office:value-type="string">
            <text:p>der, die, das, ein, eine</text:p>
          </table:table-cell>
          <table:table-cell table:formula="of:= &quot;// &quot; &amp; [.A8] &amp; &quot; | &quot; &amp; [.B8] &amp; &quot; | &quot; &amp;[.C8]" office:value-type="string" office:string-value="// ART | bestimmter oder unbestimmter Artikel | der, die, das, ein, eine">
            <text:p>// ART | bestimmter oder unbestimmter Artikel | der, die, das, ein, eine</text:p>
          </table:table-cell>
          <table:table-cell table:formula="of:=UPPER(SUBSTITUTE(SUBSTITUTE(SUBSTITUTE(SUBSTITUTE(SUBSTITUTE(SUBSTITUTE(SUBSTITUTE([.B8]; &quot; &quot;; &quot;_&quot;);&quot;`&quot;;&quot;&quot;);&quot;'&quot;;&quot;&quot;); &quot;,&quot;;&quot;&quot;); &quot;;&quot;; &quot;&quot;); &quot;-&quot;; &quot;_&quot;);&quot;ä&quot;;&quot;ae&quot;))" office:value-type="string" office:string-value="BESTIMMTER_ODER_UNBESTIMMTER_ARTIKEL">
            <text:p>BESTIMMTER_ODER_UNBESTIMMTER_ARTIKEL</text:p>
          </table:table-cell>
          <table:table-cell table:formula="of:=[.D8] &amp; CHAR(10) &amp; &quot;@JsonProperty(&quot;&quot;&quot; &amp; [.A8] &amp;&quot;&quot;&quot;)&quot; &amp; CHAR(10) &amp; [.E8] &amp; &quot;,&quot; &amp; CHAR(10)" office:value-type="string" office:string-value="// ART | bestimmter oder unbestimmter Artikel | der, die, das, ein, eine&#10;@JsonProperty(&quot;ART&quot;)&#10;BESTIMMTER_ODER_UNBESTIMMTER_ARTIKEL,&#10;">
            <text:p>// ART | bestimmter oder unbestimmter Artikel | der, die, das, ein, eine<text:line-break/>@JsonProperty("ART")<text:line-break/>BESTIMMTER_ODER_UNBESTIMMTER_ARTIKEL,<text:line-break/></text:p>
          </table:table-cell>
        </table:table-row>
        <table:table-row table:style-name="ro1">
          <table:table-cell office:value-type="string">
            <text:p>CARD</text:p>
          </table:table-cell>
          <table:table-cell office:value-type="string">
            <text:p>Kardinalzahl</text:p>
          </table:table-cell>
          <table:table-cell office:value-type="string">
            <text:p>zwei [Männer], [im Jahre] 1994</text:p>
          </table:table-cell>
          <table:table-cell table:formula="of:= &quot;// &quot; &amp; [.A9] &amp; &quot; | &quot; &amp; [.B9] &amp; &quot; | &quot; &amp;[.C9]" office:value-type="string" office:string-value="// CARD | Kardinalzahl | zwei [Männer], [im Jahre] 1994">
            <text:p>// CARD | Kardinalzahl | zwei [Männer], [im Jahre] 1994</text:p>
          </table:table-cell>
          <table:table-cell table:formula="of:=UPPER(SUBSTITUTE(SUBSTITUTE(SUBSTITUTE(SUBSTITUTE(SUBSTITUTE(SUBSTITUTE(SUBSTITUTE([.B9]; &quot; &quot;; &quot;_&quot;);&quot;`&quot;;&quot;&quot;);&quot;'&quot;;&quot;&quot;); &quot;,&quot;;&quot;&quot;); &quot;;&quot;; &quot;&quot;); &quot;-&quot;; &quot;_&quot;);&quot;ä&quot;;&quot;ae&quot;))" office:value-type="string" office:string-value="KARDINALZAHL">
            <text:p>KARDINALZAHL</text:p>
          </table:table-cell>
          <table:table-cell table:formula="of:=[.D9] &amp; CHAR(10) &amp; &quot;@JsonProperty(&quot;&quot;&quot; &amp; [.A9] &amp;&quot;&quot;&quot;)&quot; &amp; CHAR(10) &amp; [.E9] &amp; &quot;,&quot; &amp; CHAR(10)" office:value-type="string" office:string-value="// CARD | Kardinalzahl | zwei [Männer], [im Jahre] 1994&#10;@JsonProperty(&quot;CARD&quot;)&#10;KARDINALZAHL,&#10;">
            <text:p>// CARD | Kardinalzahl | zwei [Männer], [im Jahre] 1994<text:line-break/>@JsonProperty("CARD")<text:line-break/>KARDINALZAHL,<text:line-break/></text:p>
          </table:table-cell>
        </table:table-row>
        <table:table-row table:style-name="ro1">
          <table:table-cell office:value-type="string">
            <text:p>FM</text:p>
          </table:table-cell>
          <table:table-cell office:value-type="string">
            <text:p>Fremdsprachliches Material</text:p>
          </table:table-cell>
          <table:table-cell office:value-type="string">
            <text:p>[Er hat das mit ``] A big fish ['' übersetzt]</text:p>
          </table:table-cell>
          <table:table-cell table:formula="of:= &quot;// &quot; &amp; [.A10] &amp; &quot; | &quot; &amp; [.B10] &amp; &quot; | &quot; &amp;[.C10]" office:value-type="string" office:string-value="// FM | Fremdsprachliches Material | [Er hat das mit ``] A big fish ['' übersetzt]">
            <text:p>// FM | Fremdsprachliches Material | [Er hat das mit ``] A big fish ['' übersetzt]</text:p>
          </table:table-cell>
          <table:table-cell table:formula="of:=UPPER(SUBSTITUTE(SUBSTITUTE(SUBSTITUTE(SUBSTITUTE(SUBSTITUTE(SUBSTITUTE(SUBSTITUTE([.B10]; &quot; &quot;; &quot;_&quot;);&quot;`&quot;;&quot;&quot;);&quot;'&quot;;&quot;&quot;); &quot;,&quot;;&quot;&quot;); &quot;;&quot;; &quot;&quot;); &quot;-&quot;; &quot;_&quot;);&quot;ä&quot;;&quot;ae&quot;))" office:value-type="string" office:string-value="FREMDSPRACHLICHES_MATERIAL">
            <text:p>FREMDSPRACHLICHES_MATERIAL</text:p>
          </table:table-cell>
          <table:table-cell table:formula="of:=[.D10] &amp; CHAR(10) &amp; &quot;@JsonProperty(&quot;&quot;&quot; &amp; [.A10] &amp;&quot;&quot;&quot;)&quot; &amp; CHAR(10) &amp; [.E10] &amp; &quot;,&quot; &amp; CHAR(10)" office:value-type="string" office:string-value="// FM | Fremdsprachliches Material | [Er hat das mit ``] A big fish ['' übersetzt]&#10;@JsonProperty(&quot;FM&quot;)&#10;FREMDSPRACHLICHES_MATERIAL,&#10;">
            <text:p>// FM | Fremdsprachliches Material | [Er hat das mit ``] A big fish ['' übersetzt]<text:line-break/>@JsonProperty("FM")<text:line-break/>FREMDSPRACHLICHES_MATERIAL,<text:line-break/></text:p>
          </table:table-cell>
        </table:table-row>
        <table:table-row table:style-name="ro1">
          <table:table-cell office:value-type="string">
            <text:p>ITJ</text:p>
          </table:table-cell>
          <table:table-cell office:value-type="string">
            <text:p>Interjektion</text:p>
          </table:table-cell>
          <table:table-cell office:value-type="string">
            <text:p>mhm, ach, tja</text:p>
          </table:table-cell>
          <table:table-cell table:formula="of:= &quot;// &quot; &amp; [.A11] &amp; &quot; | &quot; &amp; [.B11] &amp; &quot; | &quot; &amp;[.C11]" office:value-type="string" office:string-value="// ITJ | Interjektion | mhm, ach, tja">
            <text:p>// ITJ | Interjektion | mhm, ach, tja</text:p>
          </table:table-cell>
          <table:table-cell table:formula="of:=UPPER(SUBSTITUTE(SUBSTITUTE(SUBSTITUTE(SUBSTITUTE(SUBSTITUTE(SUBSTITUTE(SUBSTITUTE([.B11]; &quot; &quot;; &quot;_&quot;);&quot;`&quot;;&quot;&quot;);&quot;'&quot;;&quot;&quot;); &quot;,&quot;;&quot;&quot;); &quot;;&quot;; &quot;&quot;); &quot;-&quot;; &quot;_&quot;);&quot;ä&quot;;&quot;ae&quot;))" office:value-type="string" office:string-value="INTERJEKTION">
            <text:p>INTERJEKTION</text:p>
          </table:table-cell>
          <table:table-cell table:formula="of:=[.D11] &amp; CHAR(10) &amp; &quot;@JsonProperty(&quot;&quot;&quot; &amp; [.A11] &amp;&quot;&quot;&quot;)&quot; &amp; CHAR(10) &amp; [.E11] &amp; &quot;,&quot; &amp; CHAR(10)" office:value-type="string" office:string-value="// ITJ | Interjektion | mhm, ach, tja&#10;@JsonProperty(&quot;ITJ&quot;)&#10;INTERJEKTION,&#10;">
            <text:p>// ITJ | Interjektion | mhm, ach, tja<text:line-break/>@JsonProperty("ITJ")<text:line-break/>INTERJEKTION,<text:line-break/></text:p>
          </table:table-cell>
        </table:table-row>
        <table:table-row table:style-name="ro1">
          <table:table-cell office:value-type="string">
            <text:p>KOUI</text:p>
          </table:table-cell>
          <table:table-cell office:value-type="string">
            <text:p>unterordnende Konjunktion mit ``zu'' und Infinitiv</text:p>
          </table:table-cell>
          <table:table-cell office:value-type="string">
            <text:p>um [zu leben], anstatt [zu fragen]</text:p>
          </table:table-cell>
          <table:table-cell table:formula="of:= &quot;// &quot; &amp; [.A12] &amp; &quot; | &quot; &amp; [.B12] &amp; &quot; | &quot; &amp;[.C12]" office:value-type="string" office:string-value="// KOUI | unterordnende Konjunktion mit ``zu'' und Infinitiv | um [zu leben], anstatt [zu fragen]">
            <text:p>// KOUI | unterordnende Konjunktion mit ``zu'' und Infinitiv | um [zu leben], anstatt [zu fragen]</text:p>
          </table:table-cell>
          <table:table-cell table:formula="of:=UPPER(SUBSTITUTE(SUBSTITUTE(SUBSTITUTE(SUBSTITUTE(SUBSTITUTE(SUBSTITUTE(SUBSTITUTE([.B12]; &quot; &quot;; &quot;_&quot;);&quot;`&quot;;&quot;&quot;);&quot;'&quot;;&quot;&quot;); &quot;,&quot;;&quot;&quot;); &quot;;&quot;; &quot;&quot;); &quot;-&quot;; &quot;_&quot;);&quot;ä&quot;;&quot;ae&quot;))" office:value-type="string" office:string-value="UNTERORDNENDE_KONJUNKTION_MIT_ZU_UND_INFINITIV">
            <text:p>UNTERORDNENDE_KONJUNKTION_MIT_ZU_UND_INFINITIV</text:p>
          </table:table-cell>
          <table:table-cell table:formula="of:=[.D12] &amp; CHAR(10) &amp; &quot;@JsonProperty(&quot;&quot;&quot; &amp; [.A12] &amp;&quot;&quot;&quot;)&quot; &amp; CHAR(10) &amp; [.E12] &amp; &quot;,&quot; &amp; CHAR(10)" office:value-type="string" office:string-value="// KOUI | unterordnende Konjunktion mit ``zu'' und Infinitiv | um [zu leben], anstatt [zu fragen]&#10;@JsonProperty(&quot;KOUI&quot;)&#10;UNTERORDNENDE_KONJUNKTION_MIT_ZU_UND_INFINITIV,&#10;">
            <text:p>// KOUI | unterordnende Konjunktion mit ``zu'' und Infinitiv | um [zu leben], anstatt [zu fragen]<text:line-break/>@JsonProperty("KOUI")<text:line-break/>UNTERORDNENDE_KONJUNKTION_MIT_ZU_UND_INFINITIV,<text:line-break/></text:p>
          </table:table-cell>
        </table:table-row>
        <table:table-row table:style-name="ro1">
          <table:table-cell office:value-type="string">
            <text:p>KOUS</text:p>
          </table:table-cell>
          <table:table-cell office:value-type="string">
            <text:p>unterordnende Konjunktion mit Satz</text:p>
          </table:table-cell>
          <table:table-cell office:value-type="string">
            <text:p>weil, dass, damit, wenn, ob</text:p>
          </table:table-cell>
          <table:table-cell table:formula="of:= &quot;// &quot; &amp; [.A13] &amp; &quot; | &quot; &amp; [.B13] &amp; &quot; | &quot; &amp;[.C13]" office:value-type="string" office:string-value="// KOUS | unterordnende Konjunktion mit Satz | weil, dass, damit, wenn, ob">
            <text:p>// KOUS | unterordnende Konjunktion mit Satz | weil, dass, damit, wenn, ob</text:p>
          </table:table-cell>
          <table:table-cell table:formula="of:=UPPER(SUBSTITUTE(SUBSTITUTE(SUBSTITUTE(SUBSTITUTE(SUBSTITUTE(SUBSTITUTE(SUBSTITUTE([.B13]; &quot; &quot;; &quot;_&quot;);&quot;`&quot;;&quot;&quot;);&quot;'&quot;;&quot;&quot;); &quot;,&quot;;&quot;&quot;); &quot;;&quot;; &quot;&quot;); &quot;-&quot;; &quot;_&quot;);&quot;ä&quot;;&quot;ae&quot;))" office:value-type="string" office:string-value="UNTERORDNENDE_KONJUNKTION_MIT_SATZ">
            <text:p>UNTERORDNENDE_KONJUNKTION_MIT_SATZ</text:p>
          </table:table-cell>
          <table:table-cell table:formula="of:=[.D13] &amp; CHAR(10) &amp; &quot;@JsonProperty(&quot;&quot;&quot; &amp; [.A13] &amp;&quot;&quot;&quot;)&quot; &amp; CHAR(10) &amp; [.E13] &amp; &quot;,&quot; &amp; CHAR(10)" office:value-type="string" office:string-value="// KOUS | unterordnende Konjunktion mit Satz | weil, dass, damit, wenn, ob&#10;@JsonProperty(&quot;KOUS&quot;)&#10;UNTERORDNENDE_KONJUNKTION_MIT_SATZ,&#10;">
            <text:p>// KOUS | unterordnende Konjunktion mit Satz | weil, dass, damit, wenn, ob<text:line-break/>@JsonProperty("KOUS")<text:line-break/>UNTERORDNENDE_KONJUNKTION_MIT_SATZ,<text:line-break/></text:p>
          </table:table-cell>
        </table:table-row>
        <table:table-row table:style-name="ro1">
          <table:table-cell office:value-type="string">
            <text:p>KON</text:p>
          </table:table-cell>
          <table:table-cell office:value-type="string">
            <text:p>nebenordnende Konjunktion</text:p>
          </table:table-cell>
          <table:table-cell office:value-type="string">
            <text:p>und, oder, aber</text:p>
          </table:table-cell>
          <table:table-cell table:formula="of:= &quot;// &quot; &amp; [.A14] &amp; &quot; | &quot; &amp; [.B14] &amp; &quot; | &quot; &amp;[.C14]" office:value-type="string" office:string-value="// KON | nebenordnende Konjunktion | und, oder, aber">
            <text:p>// KON | nebenordnende Konjunktion | und, oder, aber</text:p>
          </table:table-cell>
          <table:table-cell table:formula="of:=UPPER(SUBSTITUTE(SUBSTITUTE(SUBSTITUTE(SUBSTITUTE(SUBSTITUTE(SUBSTITUTE(SUBSTITUTE([.B14]; &quot; &quot;; &quot;_&quot;);&quot;`&quot;;&quot;&quot;);&quot;'&quot;;&quot;&quot;); &quot;,&quot;;&quot;&quot;); &quot;;&quot;; &quot;&quot;); &quot;-&quot;; &quot;_&quot;);&quot;ä&quot;;&quot;ae&quot;))" office:value-type="string" office:string-value="NEBENORDNENDE_KONJUNKTION">
            <text:p>NEBENORDNENDE_KONJUNKTION</text:p>
          </table:table-cell>
          <table:table-cell table:formula="of:=[.D14] &amp; CHAR(10) &amp; &quot;@JsonProperty(&quot;&quot;&quot; &amp; [.A14] &amp;&quot;&quot;&quot;)&quot; &amp; CHAR(10) &amp; [.E14] &amp; &quot;,&quot; &amp; CHAR(10)" office:value-type="string" office:string-value="// KON | nebenordnende Konjunktion | und, oder, aber&#10;@JsonProperty(&quot;KON&quot;)&#10;NEBENORDNENDE_KONJUNKTION,&#10;">
            <text:p>// KON | nebenordnende Konjunktion | und, oder, aber<text:line-break/>@JsonProperty("KON")<text:line-break/>NEBENORDNENDE_KONJUNKTION,<text:line-break/></text:p>
          </table:table-cell>
        </table:table-row>
        <table:table-row table:style-name="ro1">
          <table:table-cell office:value-type="string">
            <text:p>KOKOM</text:p>
          </table:table-cell>
          <table:table-cell office:value-type="string">
            <text:p>Vergleichskonjunktion</text:p>
          </table:table-cell>
          <table:table-cell office:value-type="string">
            <text:p>als, wie</text:p>
          </table:table-cell>
          <table:table-cell table:formula="of:= &quot;// &quot; &amp; [.A15] &amp; &quot; | &quot; &amp; [.B15] &amp; &quot; | &quot; &amp;[.C15]" office:value-type="string" office:string-value="// KOKOM | Vergleichskonjunktion | als, wie">
            <text:p>// KOKOM | Vergleichskonjunktion | als, wie</text:p>
          </table:table-cell>
          <table:table-cell table:formula="of:=UPPER(SUBSTITUTE(SUBSTITUTE(SUBSTITUTE(SUBSTITUTE(SUBSTITUTE(SUBSTITUTE(SUBSTITUTE([.B15]; &quot; &quot;; &quot;_&quot;);&quot;`&quot;;&quot;&quot;);&quot;'&quot;;&quot;&quot;); &quot;,&quot;;&quot;&quot;); &quot;;&quot;; &quot;&quot;); &quot;-&quot;; &quot;_&quot;);&quot;ä&quot;;&quot;ae&quot;))" office:value-type="string" office:string-value="VERGLEICHSKONJUNKTION">
            <text:p>VERGLEICHSKONJUNKTION</text:p>
          </table:table-cell>
          <table:table-cell table:formula="of:=[.D15] &amp; CHAR(10) &amp; &quot;@JsonProperty(&quot;&quot;&quot; &amp; [.A15] &amp;&quot;&quot;&quot;)&quot; &amp; CHAR(10) &amp; [.E15] &amp; &quot;,&quot; &amp; CHAR(10)" office:value-type="string" office:string-value="// KOKOM | Vergleichskonjunktion | als, wie&#10;@JsonProperty(&quot;KOKOM&quot;)&#10;VERGLEICHSKONJUNKTION,&#10;">
            <text:p>// KOKOM | Vergleichskonjunktion | als, wie<text:line-break/>@JsonProperty("KOKOM")<text:line-break/>VERGLEICHSKONJUNKTION,<text:line-break/></text:p>
          </table:table-cell>
        </table:table-row>
        <table:table-row table:style-name="ro1">
          <table:table-cell office:value-type="string">
            <text:p>NN</text:p>
          </table:table-cell>
          <table:table-cell office:value-type="string">
            <text:p>normales Nomen</text:p>
          </table:table-cell>
          <table:table-cell office:value-type="string">
            <text:p>Tisch, Herr, [das] Reisen</text:p>
          </table:table-cell>
          <table:table-cell table:formula="of:= &quot;// &quot; &amp; [.A16] &amp; &quot; | &quot; &amp; [.B16] &amp; &quot; | &quot; &amp;[.C16]" office:value-type="string" office:string-value="// NN | normales Nomen | Tisch, Herr, [das] Reisen">
            <text:p>// NN | normales Nomen | Tisch, Herr, [das] Reisen</text:p>
          </table:table-cell>
          <table:table-cell table:formula="of:=UPPER(SUBSTITUTE(SUBSTITUTE(SUBSTITUTE(SUBSTITUTE(SUBSTITUTE(SUBSTITUTE(SUBSTITUTE([.B16]; &quot; &quot;; &quot;_&quot;);&quot;`&quot;;&quot;&quot;);&quot;'&quot;;&quot;&quot;); &quot;,&quot;;&quot;&quot;); &quot;;&quot;; &quot;&quot;); &quot;-&quot;; &quot;_&quot;);&quot;ä&quot;;&quot;ae&quot;))" office:value-type="string" office:string-value="NORMALES_NOMEN">
            <text:p>NORMALES_NOMEN</text:p>
          </table:table-cell>
          <table:table-cell table:formula="of:=[.D16] &amp; CHAR(10) &amp; &quot;@JsonProperty(&quot;&quot;&quot; &amp; [.A16] &amp;&quot;&quot;&quot;)&quot; &amp; CHAR(10) &amp; [.E16] &amp; &quot;,&quot; &amp; CHAR(10)" office:value-type="string" office:string-value="// NN | normales Nomen | Tisch, Herr, [das] Reisen&#10;@JsonProperty(&quot;NN&quot;)&#10;NORMALES_NOMEN,&#10;">
            <text:p>// NN | normales Nomen | Tisch, Herr, [das] Reisen<text:line-break/>@JsonProperty("NN")<text:line-break/>NORMALES_NOMEN,<text:line-break/></text:p>
          </table:table-cell>
        </table:table-row>
        <table:table-row table:style-name="ro1">
          <table:table-cell office:value-type="string">
            <text:p>NE</text:p>
          </table:table-cell>
          <table:table-cell office:value-type="string">
            <text:p>Eigennamen</text:p>
          </table:table-cell>
          <table:table-cell office:value-type="string">
            <text:p>Hans, Hamburg, HSV</text:p>
          </table:table-cell>
          <table:table-cell table:formula="of:= &quot;// &quot; &amp; [.A17] &amp; &quot; | &quot; &amp; [.B17] &amp; &quot; | &quot; &amp;[.C17]" office:value-type="string" office:string-value="// NE | Eigennamen | Hans, Hamburg, HSV">
            <text:p>// NE | Eigennamen | Hans, Hamburg, HSV</text:p>
          </table:table-cell>
          <table:table-cell table:formula="of:=UPPER(SUBSTITUTE(SUBSTITUTE(SUBSTITUTE(SUBSTITUTE(SUBSTITUTE(SUBSTITUTE(SUBSTITUTE([.B17]; &quot; &quot;; &quot;_&quot;);&quot;`&quot;;&quot;&quot;);&quot;'&quot;;&quot;&quot;); &quot;,&quot;;&quot;&quot;); &quot;;&quot;; &quot;&quot;); &quot;-&quot;; &quot;_&quot;);&quot;ä&quot;;&quot;ae&quot;))" office:value-type="string" office:string-value="EIGENNAMEN">
            <text:p>EIGENNAMEN</text:p>
          </table:table-cell>
          <table:table-cell table:formula="of:=[.D17] &amp; CHAR(10) &amp; &quot;@JsonProperty(&quot;&quot;&quot; &amp; [.A17] &amp;&quot;&quot;&quot;)&quot; &amp; CHAR(10) &amp; [.E17] &amp; &quot;,&quot; &amp; CHAR(10)" office:value-type="string" office:string-value="// NE | Eigennamen | Hans, Hamburg, HSV&#10;@JsonProperty(&quot;NE&quot;)&#10;EIGENNAMEN,&#10;">
            <text:p>// NE | Eigennamen | Hans, Hamburg, HSV<text:line-break/>@JsonProperty("NE")<text:line-break/>EIGENNAMEN,<text:line-break/></text:p>
          </table:table-cell>
        </table:table-row>
        <table:table-row table:style-name="ro1">
          <table:table-cell office:value-type="string">
            <text:p>PDS</text:p>
          </table:table-cell>
          <table:table-cell office:value-type="string">
            <text:p>substituierendes Demonstrativpronomen</text:p>
          </table:table-cell>
          <table:table-cell office:value-type="string">
            <text:p>dieser, jener</text:p>
          </table:table-cell>
          <table:table-cell table:formula="of:= &quot;// &quot; &amp; [.A18] &amp; &quot; | &quot; &amp; [.B18] &amp; &quot; | &quot; &amp;[.C18]" office:value-type="string" office:string-value="// PDS | substituierendes Demonstrativpronomen | dieser, jener">
            <text:p>// PDS | substituierendes Demonstrativpronomen | dieser, jener</text:p>
          </table:table-cell>
          <table:table-cell table:formula="of:=UPPER(SUBSTITUTE(SUBSTITUTE(SUBSTITUTE(SUBSTITUTE(SUBSTITUTE(SUBSTITUTE(SUBSTITUTE([.B18]; &quot; &quot;; &quot;_&quot;);&quot;`&quot;;&quot;&quot;);&quot;'&quot;;&quot;&quot;); &quot;,&quot;;&quot;&quot;); &quot;;&quot;; &quot;&quot;); &quot;-&quot;; &quot;_&quot;);&quot;ä&quot;;&quot;ae&quot;))" office:value-type="string" office:string-value="SUBSTITUIERENDES_DEMONSTRATIVPRONOMEN">
            <text:p>SUBSTITUIERENDES_DEMONSTRATIVPRONOMEN</text:p>
          </table:table-cell>
          <table:table-cell table:formula="of:=[.D18] &amp; CHAR(10) &amp; &quot;@JsonProperty(&quot;&quot;&quot; &amp; [.A18] &amp;&quot;&quot;&quot;)&quot; &amp; CHAR(10) &amp; [.E18] &amp; &quot;,&quot; &amp; CHAR(10)" office:value-type="string" office:string-value="// PDS | substituierendes Demonstrativpronomen | dieser, jener&#10;@JsonProperty(&quot;PDS&quot;)&#10;SUBSTITUIERENDES_DEMONSTRATIVPRONOMEN,&#10;">
            <text:p>// PDS | substituierendes Demonstrativpronomen | dieser, jener<text:line-break/>@JsonProperty("PDS")<text:line-break/>SUBSTITUIERENDES_DEMONSTRATIVPRONOMEN,<text:line-break/></text:p>
          </table:table-cell>
        </table:table-row>
        <table:table-row table:style-name="ro1">
          <table:table-cell office:value-type="string">
            <text:p>PDAT</text:p>
          </table:table-cell>
          <table:table-cell office:value-type="string">
            <text:p>attribuierendes Demonstrativpronomen</text:p>
          </table:table-cell>
          <table:table-cell office:value-type="string">
            <text:p>jener [Mensch]</text:p>
          </table:table-cell>
          <table:table-cell table:formula="of:= &quot;// &quot; &amp; [.A19] &amp; &quot; | &quot; &amp; [.B19] &amp; &quot; | &quot; &amp;[.C19]" office:value-type="string" office:string-value="// PDAT | attribuierendes Demonstrativpronomen | jener [Mensch]">
            <text:p>// PDAT | attribuierendes Demonstrativpronomen | jener [Mensch]</text:p>
          </table:table-cell>
          <table:table-cell table:formula="of:=UPPER(SUBSTITUTE(SUBSTITUTE(SUBSTITUTE(SUBSTITUTE(SUBSTITUTE(SUBSTITUTE(SUBSTITUTE([.B19]; &quot; &quot;; &quot;_&quot;);&quot;`&quot;;&quot;&quot;);&quot;'&quot;;&quot;&quot;); &quot;,&quot;;&quot;&quot;); &quot;;&quot;; &quot;&quot;); &quot;-&quot;; &quot;_&quot;);&quot;ä&quot;;&quot;ae&quot;))" office:value-type="string" office:string-value="ATTRIBUIERENDES_DEMONSTRATIVPRONOMEN">
            <text:p>ATTRIBUIERENDES_DEMONSTRATIVPRONOMEN</text:p>
          </table:table-cell>
          <table:table-cell table:formula="of:=[.D19] &amp; CHAR(10) &amp; &quot;@JsonProperty(&quot;&quot;&quot; &amp; [.A19] &amp;&quot;&quot;&quot;)&quot; &amp; CHAR(10) &amp; [.E19] &amp; &quot;,&quot; &amp; CHAR(10)" office:value-type="string" office:string-value="// PDAT | attribuierendes Demonstrativpronomen | jener [Mensch]&#10;@JsonProperty(&quot;PDAT&quot;)&#10;ATTRIBUIERENDES_DEMONSTRATIVPRONOMEN,&#10;">
            <text:p>// PDAT | attribuierendes Demonstrativpronomen | jener [Mensch]<text:line-break/>@JsonProperty("PDAT")<text:line-break/>ATTRIBUIERENDES_DEMONSTRATIVPRONOMEN,<text:line-break/></text:p>
          </table:table-cell>
        </table:table-row>
        <table:table-row table:style-name="ro1">
          <table:table-cell office:value-type="string">
            <text:p>PIS</text:p>
          </table:table-cell>
          <table:table-cell office:value-type="string">
            <text:p>substituierendes Indefinitpronomen</text:p>
          </table:table-cell>
          <table:table-cell office:value-type="string">
            <text:p>keiner, viele, man, niemand</text:p>
          </table:table-cell>
          <table:table-cell table:formula="of:= &quot;// &quot; &amp; [.A20] &amp; &quot; | &quot; &amp; [.B20] &amp; &quot; | &quot; &amp;[.C20]" office:value-type="string" office:string-value="// PIS | substituierendes Indefinitpronomen | keiner, viele, man, niemand">
            <text:p>// PIS | substituierendes Indefinitpronomen | keiner, viele, man, niemand</text:p>
          </table:table-cell>
          <table:table-cell table:formula="of:=UPPER(SUBSTITUTE(SUBSTITUTE(SUBSTITUTE(SUBSTITUTE(SUBSTITUTE(SUBSTITUTE(SUBSTITUTE([.B20]; &quot; &quot;; &quot;_&quot;);&quot;`&quot;;&quot;&quot;);&quot;'&quot;;&quot;&quot;); &quot;,&quot;;&quot;&quot;); &quot;;&quot;; &quot;&quot;); &quot;-&quot;; &quot;_&quot;);&quot;ä&quot;;&quot;ae&quot;))" office:value-type="string" office:string-value="SUBSTITUIERENDES_INDEFINITPRONOMEN">
            <text:p>SUBSTITUIERENDES_INDEFINITPRONOMEN</text:p>
          </table:table-cell>
          <table:table-cell table:formula="of:=[.D20] &amp; CHAR(10) &amp; &quot;@JsonProperty(&quot;&quot;&quot; &amp; [.A20] &amp;&quot;&quot;&quot;)&quot; &amp; CHAR(10) &amp; [.E20] &amp; &quot;,&quot; &amp; CHAR(10)" office:value-type="string" office:string-value="// PIS | substituierendes Indefinitpronomen | keiner, viele, man, niemand&#10;@JsonProperty(&quot;PIS&quot;)&#10;SUBSTITUIERENDES_INDEFINITPRONOMEN,&#10;">
            <text:p>// PIS | substituierendes Indefinitpronomen | keiner, viele, man, niemand<text:line-break/>@JsonProperty("PIS")<text:line-break/>SUBSTITUIERENDES_INDEFINITPRONOMEN,<text:line-break/></text:p>
          </table:table-cell>
        </table:table-row>
        <table:table-row table:style-name="ro1">
          <table:table-cell office:value-type="string">
            <text:p>PIAT</text:p>
          </table:table-cell>
          <table:table-cell office:value-type="string">
            <text:p>attribuierendes Indefinitpronomen ohne Determiner</text:p>
          </table:table-cell>
          <table:table-cell office:value-type="string">
            <text:p>kein [Mensch], irgendein [Glas]</text:p>
          </table:table-cell>
          <table:table-cell table:formula="of:= &quot;// &quot; &amp; [.A21] &amp; &quot; | &quot; &amp; [.B21] &amp; &quot; | &quot; &amp;[.C21]" office:value-type="string" office:string-value="// PIAT | attribuierendes Indefinitpronomen ohne Determiner | kein [Mensch], irgendein [Glas]">
            <text:p>// PIAT | attribuierendes Indefinitpronomen ohne Determiner | kein [Mensch], irgendein [Glas]</text:p>
          </table:table-cell>
          <table:table-cell table:formula="of:=UPPER(SUBSTITUTE(SUBSTITUTE(SUBSTITUTE(SUBSTITUTE(SUBSTITUTE(SUBSTITUTE(SUBSTITUTE([.B21]; &quot; &quot;; &quot;_&quot;);&quot;`&quot;;&quot;&quot;);&quot;'&quot;;&quot;&quot;); &quot;,&quot;;&quot;&quot;); &quot;;&quot;; &quot;&quot;); &quot;-&quot;; &quot;_&quot;);&quot;ä&quot;;&quot;ae&quot;))" office:value-type="string" office:string-value="ATTRIBUIERENDES_INDEFINITPRONOMEN_OHNE_DETERMINER">
            <text:p>ATTRIBUIERENDES_INDEFINITPRONOMEN_OHNE_DETERMINER</text:p>
          </table:table-cell>
          <table:table-cell table:formula="of:=[.D21] &amp; CHAR(10) &amp; &quot;@JsonProperty(&quot;&quot;&quot; &amp; [.A21] &amp;&quot;&quot;&quot;)&quot; &amp; CHAR(10) &amp; [.E21] &amp; &quot;,&quot; &amp; CHAR(10)" office:value-type="string" office:string-value="// PIAT | attribuierendes Indefinitpronomen ohne Determiner | kein [Mensch], irgendein [Glas]&#10;@JsonProperty(&quot;PIAT&quot;)&#10;ATTRIBUIERENDES_INDEFINITPRONOMEN_OHNE_DETERMINER,&#10;">
            <text:p>// PIAT | attribuierendes Indefinitpronomen ohne Determiner | kein [Mensch], irgendein [Glas]<text:line-break/>@JsonProperty("PIAT")<text:line-break/>ATTRIBUIERENDES_INDEFINITPRONOMEN_OHNE_DETERMINER,<text:line-break/></text:p>
          </table:table-cell>
        </table:table-row>
        <table:table-row table:style-name="ro1">
          <table:table-cell office:value-type="string">
            <text:p>PIDAT</text:p>
          </table:table-cell>
          <table:table-cell office:value-type="string">
            <text:p>attribuierendes Indefinitpronomen mit Determiner</text:p>
          </table:table-cell>
          <table:table-cell office:value-type="string">
            <text:p>[ein] wenig [Wasser], [die] beiden [Brüder]</text:p>
          </table:table-cell>
          <table:table-cell table:formula="of:= &quot;// &quot; &amp; [.A22] &amp; &quot; | &quot; &amp; [.B22] &amp; &quot; | &quot; &amp;[.C22]" office:value-type="string" office:string-value="// PIDAT | attribuierendes Indefinitpronomen mit Determiner | [ein] wenig [Wasser], [die] beiden [Brüder]">
            <text:p>// PIDAT | attribuierendes Indefinitpronomen mit Determiner | [ein] wenig [Wasser], [die] beiden [Brüder]</text:p>
          </table:table-cell>
          <table:table-cell table:formula="of:=UPPER(SUBSTITUTE(SUBSTITUTE(SUBSTITUTE(SUBSTITUTE(SUBSTITUTE(SUBSTITUTE(SUBSTITUTE([.B22]; &quot; &quot;; &quot;_&quot;);&quot;`&quot;;&quot;&quot;);&quot;'&quot;;&quot;&quot;); &quot;,&quot;;&quot;&quot;); &quot;;&quot;; &quot;&quot;); &quot;-&quot;; &quot;_&quot;);&quot;ä&quot;;&quot;ae&quot;))" office:value-type="string" office:string-value="ATTRIBUIERENDES_INDEFINITPRONOMEN_MIT_DETERMINER">
            <text:p>ATTRIBUIERENDES_INDEFINITPRONOMEN_MIT_DETERMINER</text:p>
          </table:table-cell>
          <table:table-cell table:formula="of:=[.D22] &amp; CHAR(10) &amp; &quot;@JsonProperty(&quot;&quot;&quot; &amp; [.A22] &amp;&quot;&quot;&quot;)&quot; &amp; CHAR(10) &amp; [.E22] &amp; &quot;,&quot; &amp; CHAR(10)" office:value-type="string" office:string-value="// PIDAT | attribuierendes Indefinitpronomen mit Determiner | [ein] wenig [Wasser], [die] beiden [Brüder]&#10;@JsonProperty(&quot;PIDAT&quot;)&#10;ATTRIBUIERENDES_INDEFINITPRONOMEN_MIT_DETERMINER,&#10;">
            <text:p>// PIDAT | attribuierendes Indefinitpronomen mit Determiner | [ein] wenig [Wasser], [die] beiden [Brüder]<text:line-break/>@JsonProperty("PIDAT")<text:line-break/>ATTRIBUIERENDES_INDEFINITPRONOMEN_MIT_DETERMINER,<text:line-break/></text:p>
          </table:table-cell>
        </table:table-row>
        <table:table-row table:style-name="ro1">
          <table:table-cell office:value-type="string">
            <text:p>PPER</text:p>
          </table:table-cell>
          <table:table-cell office:value-type="string">
            <text:p>irreflexives Personalpronomen</text:p>
          </table:table-cell>
          <table:table-cell office:value-type="string">
            <text:p>ich, er, ihm, mich, dir</text:p>
          </table:table-cell>
          <table:table-cell table:formula="of:= &quot;// &quot; &amp; [.A23] &amp; &quot; | &quot; &amp; [.B23] &amp; &quot; | &quot; &amp;[.C23]" office:value-type="string" office:string-value="// PPER | irreflexives Personalpronomen | ich, er, ihm, mich, dir">
            <text:p>// PPER | irreflexives Personalpronomen | ich, er, ihm, mich, dir</text:p>
          </table:table-cell>
          <table:table-cell table:formula="of:=UPPER(SUBSTITUTE(SUBSTITUTE(SUBSTITUTE(SUBSTITUTE(SUBSTITUTE(SUBSTITUTE(SUBSTITUTE([.B23]; &quot; &quot;; &quot;_&quot;);&quot;`&quot;;&quot;&quot;);&quot;'&quot;;&quot;&quot;); &quot;,&quot;;&quot;&quot;); &quot;;&quot;; &quot;&quot;); &quot;-&quot;; &quot;_&quot;);&quot;ä&quot;;&quot;ae&quot;))" office:value-type="string" office:string-value="IRREFLEXIVES_PERSONALPRONOMEN">
            <text:p>IRREFLEXIVES_PERSONALPRONOMEN</text:p>
          </table:table-cell>
          <table:table-cell table:formula="of:=[.D23] &amp; CHAR(10) &amp; &quot;@JsonProperty(&quot;&quot;&quot; &amp; [.A23] &amp;&quot;&quot;&quot;)&quot; &amp; CHAR(10) &amp; [.E23] &amp; &quot;,&quot; &amp; CHAR(10)" office:value-type="string" office:string-value="// PPER | irreflexives Personalpronomen | ich, er, ihm, mich, dir&#10;@JsonProperty(&quot;PPER&quot;)&#10;IRREFLEXIVES_PERSONALPRONOMEN,&#10;">
            <text:p>// PPER | irreflexives Personalpronomen | ich, er, ihm, mich, dir<text:line-break/>@JsonProperty("PPER")<text:line-break/>IRREFLEXIVES_PERSONALPRONOMEN,<text:line-break/></text:p>
          </table:table-cell>
        </table:table-row>
        <table:table-row table:style-name="ro1">
          <table:table-cell office:value-type="string">
            <text:p>PPOSS</text:p>
          </table:table-cell>
          <table:table-cell office:value-type="string">
            <text:p>substituierendes Possessivpronomen</text:p>
          </table:table-cell>
          <table:table-cell office:value-type="string">
            <text:p>meins, deiner</text:p>
          </table:table-cell>
          <table:table-cell table:formula="of:= &quot;// &quot; &amp; [.A24] &amp; &quot; | &quot; &amp; [.B24] &amp; &quot; | &quot; &amp;[.C24]" office:value-type="string" office:string-value="// PPOSS | substituierendes Possessivpronomen | meins, deiner">
            <text:p>// PPOSS | substituierendes Possessivpronomen | meins, deiner</text:p>
          </table:table-cell>
          <table:table-cell table:formula="of:=UPPER(SUBSTITUTE(SUBSTITUTE(SUBSTITUTE(SUBSTITUTE(SUBSTITUTE(SUBSTITUTE(SUBSTITUTE([.B24]; &quot; &quot;; &quot;_&quot;);&quot;`&quot;;&quot;&quot;);&quot;'&quot;;&quot;&quot;); &quot;,&quot;;&quot;&quot;); &quot;;&quot;; &quot;&quot;); &quot;-&quot;; &quot;_&quot;);&quot;ä&quot;;&quot;ae&quot;))" office:value-type="string" office:string-value="SUBSTITUIERENDES_POSSESSIVPRONOMEN">
            <text:p>SUBSTITUIERENDES_POSSESSIVPRONOMEN</text:p>
          </table:table-cell>
          <table:table-cell table:formula="of:=[.D24] &amp; CHAR(10) &amp; &quot;@JsonProperty(&quot;&quot;&quot; &amp; [.A24] &amp;&quot;&quot;&quot;)&quot; &amp; CHAR(10) &amp; [.E24] &amp; &quot;,&quot; &amp; CHAR(10)" office:value-type="string" office:string-value="// PPOSS | substituierendes Possessivpronomen | meins, deiner&#10;@JsonProperty(&quot;PPOSS&quot;)&#10;SUBSTITUIERENDES_POSSESSIVPRONOMEN,&#10;">
            <text:p>// PPOSS | substituierendes Possessivpronomen | meins, deiner<text:line-break/>@JsonProperty("PPOSS")<text:line-break/>SUBSTITUIERENDES_POSSESSIVPRONOMEN,<text:line-break/></text:p>
          </table:table-cell>
        </table:table-row>
        <table:table-row table:style-name="ro1">
          <table:table-cell office:value-type="string">
            <text:p>PPOSAT</text:p>
          </table:table-cell>
          <table:table-cell office:value-type="string">
            <text:p>attribuierendes Possessivpronomen</text:p>
          </table:table-cell>
          <table:table-cell office:value-type="string">
            <text:p>mein [Buch], deine [Mutter]</text:p>
          </table:table-cell>
          <table:table-cell table:formula="of:= &quot;// &quot; &amp; [.A25] &amp; &quot; | &quot; &amp; [.B25] &amp; &quot; | &quot; &amp;[.C25]" office:value-type="string" office:string-value="// PPOSAT | attribuierendes Possessivpronomen | mein [Buch], deine [Mutter]">
            <text:p>// PPOSAT | attribuierendes Possessivpronomen | mein [Buch], deine [Mutter]</text:p>
          </table:table-cell>
          <table:table-cell table:formula="of:=UPPER(SUBSTITUTE(SUBSTITUTE(SUBSTITUTE(SUBSTITUTE(SUBSTITUTE(SUBSTITUTE(SUBSTITUTE([.B25]; &quot; &quot;; &quot;_&quot;);&quot;`&quot;;&quot;&quot;);&quot;'&quot;;&quot;&quot;); &quot;,&quot;;&quot;&quot;); &quot;;&quot;; &quot;&quot;); &quot;-&quot;; &quot;_&quot;);&quot;ä&quot;;&quot;ae&quot;))" office:value-type="string" office:string-value="ATTRIBUIERENDES_POSSESSIVPRONOMEN">
            <text:p>ATTRIBUIERENDES_POSSESSIVPRONOMEN</text:p>
          </table:table-cell>
          <table:table-cell table:formula="of:=[.D25] &amp; CHAR(10) &amp; &quot;@JsonProperty(&quot;&quot;&quot; &amp; [.A25] &amp;&quot;&quot;&quot;)&quot; &amp; CHAR(10) &amp; [.E25] &amp; &quot;,&quot; &amp; CHAR(10)" office:value-type="string" office:string-value="// PPOSAT | attribuierendes Possessivpronomen | mein [Buch], deine [Mutter]&#10;@JsonProperty(&quot;PPOSAT&quot;)&#10;ATTRIBUIERENDES_POSSESSIVPRONOMEN,&#10;">
            <text:p>// PPOSAT | attribuierendes Possessivpronomen | mein [Buch], deine [Mutter]<text:line-break/>@JsonProperty("PPOSAT")<text:line-break/>ATTRIBUIERENDES_POSSESSIVPRONOMEN,<text:line-break/></text:p>
          </table:table-cell>
        </table:table-row>
        <table:table-row table:style-name="ro1">
          <table:table-cell office:value-type="string">
            <text:p>PRELS</text:p>
          </table:table-cell>
          <table:table-cell office:value-type="string">
            <text:p>substituierendes Relativpronomen</text:p>
          </table:table-cell>
          <table:table-cell office:value-type="string">
            <text:p>[der Hund ,] der</text:p>
          </table:table-cell>
          <table:table-cell table:formula="of:= &quot;// &quot; &amp; [.A26] &amp; &quot; | &quot; &amp; [.B26] &amp; &quot; | &quot; &amp;[.C26]" office:value-type="string" office:string-value="// PRELS | substituierendes Relativpronomen | [der Hund ,] der">
            <text:p>// PRELS | substituierendes Relativpronomen | [der Hund ,] der</text:p>
          </table:table-cell>
          <table:table-cell table:formula="of:=UPPER(SUBSTITUTE(SUBSTITUTE(SUBSTITUTE(SUBSTITUTE(SUBSTITUTE(SUBSTITUTE(SUBSTITUTE([.B26]; &quot; &quot;; &quot;_&quot;);&quot;`&quot;;&quot;&quot;);&quot;'&quot;;&quot;&quot;); &quot;,&quot;;&quot;&quot;); &quot;;&quot;; &quot;&quot;); &quot;-&quot;; &quot;_&quot;);&quot;ä&quot;;&quot;ae&quot;))" office:value-type="string" office:string-value="SUBSTITUIERENDES_RELATIVPRONOMEN">
            <text:p>SUBSTITUIERENDES_RELATIVPRONOMEN</text:p>
          </table:table-cell>
          <table:table-cell table:formula="of:=[.D26] &amp; CHAR(10) &amp; &quot;@JsonProperty(&quot;&quot;&quot; &amp; [.A26] &amp;&quot;&quot;&quot;)&quot; &amp; CHAR(10) &amp; [.E26] &amp; &quot;,&quot; &amp; CHAR(10)" office:value-type="string" office:string-value="// PRELS | substituierendes Relativpronomen | [der Hund ,] der&#10;@JsonProperty(&quot;PRELS&quot;)&#10;SUBSTITUIERENDES_RELATIVPRONOMEN,&#10;">
            <text:p>// PRELS | substituierendes Relativpronomen | [der Hund ,] der<text:line-break/>@JsonProperty("PRELS")<text:line-break/>SUBSTITUIERENDES_RELATIVPRONOMEN,<text:line-break/></text:p>
          </table:table-cell>
        </table:table-row>
        <table:table-row table:style-name="ro1">
          <table:table-cell office:value-type="string">
            <text:p>PRELAT</text:p>
          </table:table-cell>
          <table:table-cell office:value-type="string">
            <text:p>attribuierendes Relativpronomen</text:p>
          </table:table-cell>
          <table:table-cell office:value-type="string">
            <text:p>[der Mann ,] dessen [Hund]</text:p>
          </table:table-cell>
          <table:table-cell table:formula="of:= &quot;// &quot; &amp; [.A27] &amp; &quot; | &quot; &amp; [.B27] &amp; &quot; | &quot; &amp;[.C27]" office:value-type="string" office:string-value="// PRELAT | attribuierendes Relativpronomen | [der Mann ,] dessen [Hund]">
            <text:p>// PRELAT | attribuierendes Relativpronomen | [der Mann ,] dessen [Hund]</text:p>
          </table:table-cell>
          <table:table-cell table:formula="of:=UPPER(SUBSTITUTE(SUBSTITUTE(SUBSTITUTE(SUBSTITUTE(SUBSTITUTE(SUBSTITUTE(SUBSTITUTE([.B27]; &quot; &quot;; &quot;_&quot;);&quot;`&quot;;&quot;&quot;);&quot;'&quot;;&quot;&quot;); &quot;,&quot;;&quot;&quot;); &quot;;&quot;; &quot;&quot;); &quot;-&quot;; &quot;_&quot;);&quot;ä&quot;;&quot;ae&quot;))" office:value-type="string" office:string-value="ATTRIBUIERENDES_RELATIVPRONOMEN">
            <text:p>ATTRIBUIERENDES_RELATIVPRONOMEN</text:p>
          </table:table-cell>
          <table:table-cell table:formula="of:=[.D27] &amp; CHAR(10) &amp; &quot;@JsonProperty(&quot;&quot;&quot; &amp; [.A27] &amp;&quot;&quot;&quot;)&quot; &amp; CHAR(10) &amp; [.E27] &amp; &quot;,&quot; &amp; CHAR(10)" office:value-type="string" office:string-value="// PRELAT | attribuierendes Relativpronomen | [der Mann ,] dessen [Hund]&#10;@JsonProperty(&quot;PRELAT&quot;)&#10;ATTRIBUIERENDES_RELATIVPRONOMEN,&#10;">
            <text:p>// PRELAT | attribuierendes Relativpronomen | [der Mann ,] dessen [Hund]<text:line-break/>@JsonProperty("PRELAT")<text:line-break/>ATTRIBUIERENDES_RELATIVPRONOMEN,<text:line-break/></text:p>
          </table:table-cell>
        </table:table-row>
        <table:table-row table:style-name="ro1">
          <table:table-cell office:value-type="string">
            <text:p>PRF</text:p>
          </table:table-cell>
          <table:table-cell office:value-type="string">
            <text:p>reflexives Personalpronomen</text:p>
          </table:table-cell>
          <table:table-cell office:value-type="string">
            <text:p>sich, einander, dich, mir</text:p>
          </table:table-cell>
          <table:table-cell table:formula="of:= &quot;// &quot; &amp; [.A28] &amp; &quot; | &quot; &amp; [.B28] &amp; &quot; | &quot; &amp;[.C28]" office:value-type="string" office:string-value="// PRF | reflexives Personalpronomen | sich, einander, dich, mir">
            <text:p>// PRF | reflexives Personalpronomen | sich, einander, dich, mir</text:p>
          </table:table-cell>
          <table:table-cell table:formula="of:=UPPER(SUBSTITUTE(SUBSTITUTE(SUBSTITUTE(SUBSTITUTE(SUBSTITUTE(SUBSTITUTE(SUBSTITUTE([.B28]; &quot; &quot;; &quot;_&quot;);&quot;`&quot;;&quot;&quot;);&quot;'&quot;;&quot;&quot;); &quot;,&quot;;&quot;&quot;); &quot;;&quot;; &quot;&quot;); &quot;-&quot;; &quot;_&quot;);&quot;ä&quot;;&quot;ae&quot;))" office:value-type="string" office:string-value="REFLEXIVES_PERSONALPRONOMEN">
            <text:p>REFLEXIVES_PERSONALPRONOMEN</text:p>
          </table:table-cell>
          <table:table-cell table:formula="of:=[.D28] &amp; CHAR(10) &amp; &quot;@JsonProperty(&quot;&quot;&quot; &amp; [.A28] &amp;&quot;&quot;&quot;)&quot; &amp; CHAR(10) &amp; [.E28] &amp; &quot;,&quot; &amp; CHAR(10)" office:value-type="string" office:string-value="// PRF | reflexives Personalpronomen | sich, einander, dich, mir&#10;@JsonProperty(&quot;PRF&quot;)&#10;REFLEXIVES_PERSONALPRONOMEN,&#10;">
            <text:p>// PRF | reflexives Personalpronomen | sich, einander, dich, mir<text:line-break/>@JsonProperty("PRF")<text:line-break/>REFLEXIVES_PERSONALPRONOMEN,<text:line-break/></text:p>
          </table:table-cell>
        </table:table-row>
        <table:table-row table:style-name="ro1">
          <table:table-cell office:value-type="string">
            <text:p>PWS</text:p>
          </table:table-cell>
          <table:table-cell office:value-type="string">
            <text:p>substituierendes Interrogativpronomen</text:p>
          </table:table-cell>
          <table:table-cell office:value-type="string">
            <text:p>wer, was</text:p>
          </table:table-cell>
          <table:table-cell table:formula="of:= &quot;// &quot; &amp; [.A29] &amp; &quot; | &quot; &amp; [.B29] &amp; &quot; | &quot; &amp;[.C29]" office:value-type="string" office:string-value="// PWS | substituierendes Interrogativpronomen | wer, was">
            <text:p>// PWS | substituierendes Interrogativpronomen | wer, was</text:p>
          </table:table-cell>
          <table:table-cell table:formula="of:=UPPER(SUBSTITUTE(SUBSTITUTE(SUBSTITUTE(SUBSTITUTE(SUBSTITUTE(SUBSTITUTE(SUBSTITUTE([.B29]; &quot; &quot;; &quot;_&quot;);&quot;`&quot;;&quot;&quot;);&quot;'&quot;;&quot;&quot;); &quot;,&quot;;&quot;&quot;); &quot;;&quot;; &quot;&quot;); &quot;-&quot;; &quot;_&quot;);&quot;ä&quot;;&quot;ae&quot;))" office:value-type="string" office:string-value="SUBSTITUIERENDES_INTERROGATIVPRONOMEN">
            <text:p>SUBSTITUIERENDES_INTERROGATIVPRONOMEN</text:p>
          </table:table-cell>
          <table:table-cell table:formula="of:=[.D29] &amp; CHAR(10) &amp; &quot;@JsonProperty(&quot;&quot;&quot; &amp; [.A29] &amp;&quot;&quot;&quot;)&quot; &amp; CHAR(10) &amp; [.E29] &amp; &quot;,&quot; &amp; CHAR(10)" office:value-type="string" office:string-value="// PWS | substituierendes Interrogativpronomen | wer, was&#10;@JsonProperty(&quot;PWS&quot;)&#10;SUBSTITUIERENDES_INTERROGATIVPRONOMEN,&#10;">
            <text:p>// PWS | substituierendes Interrogativpronomen | wer, was<text:line-break/>@JsonProperty("PWS")<text:line-break/>SUBSTITUIERENDES_INTERROGATIVPRONOMEN,<text:line-break/></text:p>
          </table:table-cell>
        </table:table-row>
        <table:table-row table:style-name="ro1">
          <table:table-cell office:value-type="string">
            <text:p>PWAT</text:p>
          </table:table-cell>
          <table:table-cell office:value-type="string">
            <text:p>attribuierendes Interrogativpronomen</text:p>
          </table:table-cell>
          <table:table-cell office:value-type="string">
            <text:p>welche[Farbe], wessen [Hut]</text:p>
          </table:table-cell>
          <table:table-cell table:formula="of:= &quot;// &quot; &amp; [.A30] &amp; &quot; | &quot; &amp; [.B30] &amp; &quot; | &quot; &amp;[.C30]" office:value-type="string" office:string-value="// PWAT | attribuierendes Interrogativpronomen | welche[Farbe], wessen [Hut]">
            <text:p>// PWAT | attribuierendes Interrogativpronomen | welche[Farbe], wessen [Hut]</text:p>
          </table:table-cell>
          <table:table-cell table:formula="of:=UPPER(SUBSTITUTE(SUBSTITUTE(SUBSTITUTE(SUBSTITUTE(SUBSTITUTE(SUBSTITUTE(SUBSTITUTE([.B30]; &quot; &quot;; &quot;_&quot;);&quot;`&quot;;&quot;&quot;);&quot;'&quot;;&quot;&quot;); &quot;,&quot;;&quot;&quot;); &quot;;&quot;; &quot;&quot;); &quot;-&quot;; &quot;_&quot;);&quot;ä&quot;;&quot;ae&quot;))" office:value-type="string" office:string-value="ATTRIBUIERENDES_INTERROGATIVPRONOMEN">
            <text:p>ATTRIBUIERENDES_INTERROGATIVPRONOMEN</text:p>
          </table:table-cell>
          <table:table-cell table:formula="of:=[.D30] &amp; CHAR(10) &amp; &quot;@JsonProperty(&quot;&quot;&quot; &amp; [.A30] &amp;&quot;&quot;&quot;)&quot; &amp; CHAR(10) &amp; [.E30] &amp; &quot;,&quot; &amp; CHAR(10)" office:value-type="string" office:string-value="// PWAT | attribuierendes Interrogativpronomen | welche[Farbe], wessen [Hut]&#10;@JsonProperty(&quot;PWAT&quot;)&#10;ATTRIBUIERENDES_INTERROGATIVPRONOMEN,&#10;">
            <text:p>// PWAT | attribuierendes Interrogativpronomen | welche[Farbe], wessen [Hut]<text:line-break/>@JsonProperty("PWAT")<text:line-break/>ATTRIBUIERENDES_INTERROGATIVPRONOMEN,<text:line-break/></text:p>
          </table:table-cell>
        </table:table-row>
        <table:table-row table:style-name="ro1">
          <table:table-cell office:value-type="string">
            <text:p>PWAV</text:p>
          </table:table-cell>
          <table:table-cell office:value-type="string">
            <text:p>adverbiales Interrogativ- oder Relativpronomen</text:p>
          </table:table-cell>
          <table:table-cell office:value-type="string">
            <text:p>warum, wo, wann, worüber, wobei</text:p>
          </table:table-cell>
          <table:table-cell table:formula="of:= &quot;// &quot; &amp; [.A31] &amp; &quot; | &quot; &amp; [.B31] &amp; &quot; | &quot; &amp;[.C31]" office:value-type="string" office:string-value="// PWAV | adverbiales Interrogativ- oder Relativpronomen | warum, wo, wann, worüber, wobei">
            <text:p>// PWAV | adverbiales Interrogativ- oder Relativpronomen | warum, wo, wann, worüber, wobei</text:p>
          </table:table-cell>
          <table:table-cell table:formula="of:=UPPER(SUBSTITUTE(SUBSTITUTE(SUBSTITUTE(SUBSTITUTE(SUBSTITUTE(SUBSTITUTE(SUBSTITUTE([.B31]; &quot; &quot;; &quot;_&quot;);&quot;`&quot;;&quot;&quot;);&quot;'&quot;;&quot;&quot;); &quot;,&quot;;&quot;&quot;); &quot;;&quot;; &quot;&quot;); &quot;-&quot;; &quot;_&quot;);&quot;ä&quot;;&quot;ae&quot;))" office:value-type="string" office:string-value="ADVERBIALES_INTERROGATIV__ODER_RELATIVPRONOMEN">
            <text:p>ADVERBIALES_INTERROGATIV__ODER_RELATIVPRONOMEN</text:p>
          </table:table-cell>
          <table:table-cell table:formula="of:=[.D31] &amp; CHAR(10) &amp; &quot;@JsonProperty(&quot;&quot;&quot; &amp; [.A31] &amp;&quot;&quot;&quot;)&quot; &amp; CHAR(10) &amp; [.E31] &amp; &quot;,&quot; &amp; CHAR(10)" office:value-type="string" office:string-value="// PWAV | adverbiales Interrogativ- oder Relativpronomen | warum, wo, wann, worüber, wobei&#10;@JsonProperty(&quot;PWAV&quot;)&#10;ADVERBIALES_INTERROGATIV__ODER_RELATIVPRONOMEN,&#10;">
            <text:p>// PWAV | adverbiales Interrogativ- oder Relativpronomen | warum, wo, wann, worüber, wobei<text:line-break/>@JsonProperty("PWAV")<text:line-break/>ADVERBIALES_INTERROGATIV__ODER_RELATIVPRONOMEN,<text:line-break/></text:p>
          </table:table-cell>
        </table:table-row>
        <table:table-row table:style-name="ro1">
          <table:table-cell office:value-type="string">
            <text:p>PAV</text:p>
          </table:table-cell>
          <table:table-cell office:value-type="string">
            <text:p>Pronominaladverb</text:p>
          </table:table-cell>
          <table:table-cell office:value-type="string">
            <text:p>dafür, dabei, deswegen, trotzdem</text:p>
          </table:table-cell>
          <table:table-cell table:formula="of:= &quot;// &quot; &amp; [.A32] &amp; &quot; | &quot; &amp; [.B32] &amp; &quot; | &quot; &amp;[.C32]" office:value-type="string" office:string-value="// PAV | Pronominaladverb | dafür, dabei, deswegen, trotzdem">
            <text:p>// PAV | Pronominaladverb | dafür, dabei, deswegen, trotzdem</text:p>
          </table:table-cell>
          <table:table-cell table:formula="of:=UPPER(SUBSTITUTE(SUBSTITUTE(SUBSTITUTE(SUBSTITUTE(SUBSTITUTE(SUBSTITUTE(SUBSTITUTE([.B32]; &quot; &quot;; &quot;_&quot;);&quot;`&quot;;&quot;&quot;);&quot;'&quot;;&quot;&quot;); &quot;,&quot;;&quot;&quot;); &quot;;&quot;; &quot;&quot;); &quot;-&quot;; &quot;_&quot;);&quot;ä&quot;;&quot;ae&quot;))" office:value-type="string" office:string-value="PRONOMINALADVERB">
            <text:p>PRONOMINALADVERB</text:p>
          </table:table-cell>
          <table:table-cell table:formula="of:=[.D32] &amp; CHAR(10) &amp; &quot;@JsonProperty(&quot;&quot;&quot; &amp; [.A32] &amp;&quot;&quot;&quot;)&quot; &amp; CHAR(10) &amp; [.E32] &amp; &quot;,&quot; &amp; CHAR(10)" office:value-type="string" office:string-value="// PAV | Pronominaladverb | dafür, dabei, deswegen, trotzdem&#10;@JsonProperty(&quot;PAV&quot;)&#10;PRONOMINALADVERB,&#10;">
            <text:p>// PAV | Pronominaladverb | dafür, dabei, deswegen, trotzdem<text:line-break/>@JsonProperty("PAV")<text:line-break/>PRONOMINALADVERB,<text:line-break/></text:p>
          </table:table-cell>
        </table:table-row>
        <table:table-row table:style-name="ro1">
          <table:table-cell office:value-type="string">
            <text:p>PTKZU</text:p>
          </table:table-cell>
          <table:table-cell office:value-type="string">
            <text:p>``zu'' vor Infinitiv</text:p>
          </table:table-cell>
          <table:table-cell office:value-type="string">
            <text:p>zu [gehen]</text:p>
          </table:table-cell>
          <table:table-cell table:formula="of:= &quot;// &quot; &amp; [.A33] &amp; &quot; | &quot; &amp; [.B33] &amp; &quot; | &quot; &amp;[.C33]" office:value-type="string" office:string-value="// PTKZU | ``zu'' vor Infinitiv | zu [gehen]">
            <text:p>// PTKZU | ``zu'' vor Infinitiv | zu [gehen]</text:p>
          </table:table-cell>
          <table:table-cell table:formula="of:=UPPER(SUBSTITUTE(SUBSTITUTE(SUBSTITUTE(SUBSTITUTE(SUBSTITUTE(SUBSTITUTE(SUBSTITUTE([.B33]; &quot; &quot;; &quot;_&quot;);&quot;`&quot;;&quot;&quot;);&quot;'&quot;;&quot;&quot;); &quot;,&quot;;&quot;&quot;); &quot;;&quot;; &quot;&quot;); &quot;-&quot;; &quot;_&quot;);&quot;ä&quot;;&quot;ae&quot;))" office:value-type="string" office:string-value="ZU_VOR_INFINITIV">
            <text:p>ZU_VOR_INFINITIV</text:p>
          </table:table-cell>
          <table:table-cell table:formula="of:=[.D33] &amp; CHAR(10) &amp; &quot;@JsonProperty(&quot;&quot;&quot; &amp; [.A33] &amp;&quot;&quot;&quot;)&quot; &amp; CHAR(10) &amp; [.E33] &amp; &quot;,&quot; &amp; CHAR(10)" office:value-type="string" office:string-value="// PTKZU | ``zu'' vor Infinitiv | zu [gehen]&#10;@JsonProperty(&quot;PTKZU&quot;)&#10;ZU_VOR_INFINITIV,&#10;">
            <text:p>// PTKZU | ``zu'' vor Infinitiv | zu [gehen]<text:line-break/>@JsonProperty("PTKZU")<text:line-break/>ZU_VOR_INFINITIV,<text:line-break/></text:p>
          </table:table-cell>
        </table:table-row>
        <table:table-row table:style-name="ro1">
          <table:table-cell office:value-type="string">
            <text:p>PTKNEG</text:p>
          </table:table-cell>
          <table:table-cell office:value-type="string">
            <text:p>Negationspartikel</text:p>
          </table:table-cell>
          <table:table-cell office:value-type="string">
            <text:p>nicht</text:p>
          </table:table-cell>
          <table:table-cell table:formula="of:= &quot;// &quot; &amp; [.A34] &amp; &quot; | &quot; &amp; [.B34] &amp; &quot; | &quot; &amp;[.C34]" office:value-type="string" office:string-value="// PTKNEG | Negationspartikel | nicht">
            <text:p>// PTKNEG | Negationspartikel | nicht</text:p>
          </table:table-cell>
          <table:table-cell table:formula="of:=UPPER(SUBSTITUTE(SUBSTITUTE(SUBSTITUTE(SUBSTITUTE(SUBSTITUTE(SUBSTITUTE(SUBSTITUTE([.B34]; &quot; &quot;; &quot;_&quot;);&quot;`&quot;;&quot;&quot;);&quot;'&quot;;&quot;&quot;); &quot;,&quot;;&quot;&quot;); &quot;;&quot;; &quot;&quot;); &quot;-&quot;; &quot;_&quot;);&quot;ä&quot;;&quot;ae&quot;))" office:value-type="string" office:string-value="NEGATIONSPARTIKEL">
            <text:p>NEGATIONSPARTIKEL</text:p>
          </table:table-cell>
          <table:table-cell table:formula="of:=[.D34] &amp; CHAR(10) &amp; &quot;@JsonProperty(&quot;&quot;&quot; &amp; [.A34] &amp;&quot;&quot;&quot;)&quot; &amp; CHAR(10) &amp; [.E34] &amp; &quot;,&quot; &amp; CHAR(10)" office:value-type="string" office:string-value="// PTKNEG | Negationspartikel | nicht&#10;@JsonProperty(&quot;PTKNEG&quot;)&#10;NEGATIONSPARTIKEL,&#10;">
            <text:p>// PTKNEG | Negationspartikel | nicht<text:line-break/>@JsonProperty("PTKNEG")<text:line-break/>NEGATIONSPARTIKEL,<text:line-break/></text:p>
          </table:table-cell>
        </table:table-row>
        <table:table-row table:style-name="ro1">
          <table:table-cell office:value-type="string">
            <text:p>PTKVZ</text:p>
          </table:table-cell>
          <table:table-cell office:value-type="string">
            <text:p>abgetrennter Verbzusatz</text:p>
          </table:table-cell>
          <table:table-cell office:value-type="string">
            <text:p>[er kommt] an, [er fährt] rad</text:p>
          </table:table-cell>
          <table:table-cell table:formula="of:= &quot;// &quot; &amp; [.A35] &amp; &quot; | &quot; &amp; [.B35] &amp; &quot; | &quot; &amp;[.C35]" office:value-type="string" office:string-value="// PTKVZ | abgetrennter Verbzusatz | [er kommt] an, [er fährt] rad">
            <text:p>// PTKVZ | abgetrennter Verbzusatz | [er kommt] an, [er fährt] rad</text:p>
          </table:table-cell>
          <table:table-cell table:formula="of:=UPPER(SUBSTITUTE(SUBSTITUTE(SUBSTITUTE(SUBSTITUTE(SUBSTITUTE(SUBSTITUTE(SUBSTITUTE([.B35]; &quot; &quot;; &quot;_&quot;);&quot;`&quot;;&quot;&quot;);&quot;'&quot;;&quot;&quot;); &quot;,&quot;;&quot;&quot;); &quot;;&quot;; &quot;&quot;); &quot;-&quot;; &quot;_&quot;);&quot;ä&quot;;&quot;ae&quot;))" office:value-type="string" office:string-value="ABGETRENNTER_VERBZUSATZ">
            <text:p>ABGETRENNTER_VERBZUSATZ</text:p>
          </table:table-cell>
          <table:table-cell table:formula="of:=[.D35] &amp; CHAR(10) &amp; &quot;@JsonProperty(&quot;&quot;&quot; &amp; [.A35] &amp;&quot;&quot;&quot;)&quot; &amp; CHAR(10) &amp; [.E35] &amp; &quot;,&quot; &amp; CHAR(10)" office:value-type="string" office:string-value="// PTKVZ | abgetrennter Verbzusatz | [er kommt] an, [er fährt] rad&#10;@JsonProperty(&quot;PTKVZ&quot;)&#10;ABGETRENNTER_VERBZUSATZ,&#10;">
            <text:p>// PTKVZ | abgetrennter Verbzusatz | [er kommt] an, [er fährt] rad<text:line-break/>@JsonProperty("PTKVZ")<text:line-break/>ABGETRENNTER_VERBZUSATZ,<text:line-break/></text:p>
          </table:table-cell>
        </table:table-row>
        <table:table-row table:style-name="ro1">
          <table:table-cell office:value-type="string">
            <text:p>PTKANT</text:p>
          </table:table-cell>
          <table:table-cell office:value-type="string">
            <text:p>Antwortpartikel</text:p>
          </table:table-cell>
          <table:table-cell office:value-type="string">
            <text:p>ja, nein, danke, bitte</text:p>
          </table:table-cell>
          <table:table-cell table:formula="of:= &quot;// &quot; &amp; [.A36] &amp; &quot; | &quot; &amp; [.B36] &amp; &quot; | &quot; &amp;[.C36]" office:value-type="string" office:string-value="// PTKANT | Antwortpartikel | ja, nein, danke, bitte">
            <text:p>// PTKANT | Antwortpartikel | ja, nein, danke, bitte</text:p>
          </table:table-cell>
          <table:table-cell table:formula="of:=UPPER(SUBSTITUTE(SUBSTITUTE(SUBSTITUTE(SUBSTITUTE(SUBSTITUTE(SUBSTITUTE(SUBSTITUTE([.B36]; &quot; &quot;; &quot;_&quot;);&quot;`&quot;;&quot;&quot;);&quot;'&quot;;&quot;&quot;); &quot;,&quot;;&quot;&quot;); &quot;;&quot;; &quot;&quot;); &quot;-&quot;; &quot;_&quot;);&quot;ä&quot;;&quot;ae&quot;))" office:value-type="string" office:string-value="ANTWORTPARTIKEL">
            <text:p>ANTWORTPARTIKEL</text:p>
          </table:table-cell>
          <table:table-cell table:formula="of:=[.D36] &amp; CHAR(10) &amp; &quot;@JsonProperty(&quot;&quot;&quot; &amp; [.A36] &amp;&quot;&quot;&quot;)&quot; &amp; CHAR(10) &amp; [.E36] &amp; &quot;,&quot; &amp; CHAR(10)" office:value-type="string" office:string-value="// PTKANT | Antwortpartikel | ja, nein, danke, bitte&#10;@JsonProperty(&quot;PTKANT&quot;)&#10;ANTWORTPARTIKEL,&#10;">
            <text:p>// PTKANT | Antwortpartikel | ja, nein, danke, bitte<text:line-break/>@JsonProperty("PTKANT")<text:line-break/>ANTWORTPARTIKEL,<text:line-break/></text:p>
          </table:table-cell>
        </table:table-row>
        <table:table-row table:style-name="ro1">
          <table:table-cell office:value-type="string">
            <text:p>PTKA</text:p>
          </table:table-cell>
          <table:table-cell office:value-type="string">
            <text:p>Partikel bei Adjektiv oder Adverb</text:p>
          </table:table-cell>
          <table:table-cell office:value-type="string">
            <text:p>am [schönsten], zu [schnell]</text:p>
          </table:table-cell>
          <table:table-cell table:formula="of:= &quot;// &quot; &amp; [.A37] &amp; &quot; | &quot; &amp; [.B37] &amp; &quot; | &quot; &amp;[.C37]" office:value-type="string" office:string-value="// PTKA | Partikel bei Adjektiv oder Adverb | am [schönsten], zu [schnell]">
            <text:p>// PTKA | Partikel bei Adjektiv oder Adverb | am [schönsten], zu [schnell]</text:p>
          </table:table-cell>
          <table:table-cell table:formula="of:=UPPER(SUBSTITUTE(SUBSTITUTE(SUBSTITUTE(SUBSTITUTE(SUBSTITUTE(SUBSTITUTE(SUBSTITUTE([.B37]; &quot; &quot;; &quot;_&quot;);&quot;`&quot;;&quot;&quot;);&quot;'&quot;;&quot;&quot;); &quot;,&quot;;&quot;&quot;); &quot;;&quot;; &quot;&quot;); &quot;-&quot;; &quot;_&quot;);&quot;ä&quot;;&quot;ae&quot;))" office:value-type="string" office:string-value="PARTIKEL_BEI_ADJEKTIV_ODER_ADVERB">
            <text:p>PARTIKEL_BEI_ADJEKTIV_ODER_ADVERB</text:p>
          </table:table-cell>
          <table:table-cell table:formula="of:=[.D37] &amp; CHAR(10) &amp; &quot;@JsonProperty(&quot;&quot;&quot; &amp; [.A37] &amp;&quot;&quot;&quot;)&quot; &amp; CHAR(10) &amp; [.E37] &amp; &quot;,&quot; &amp; CHAR(10)" office:value-type="string" office:string-value="// PTKA | Partikel bei Adjektiv oder Adverb | am [schönsten], zu [schnell]&#10;@JsonProperty(&quot;PTKA&quot;)&#10;PARTIKEL_BEI_ADJEKTIV_ODER_ADVERB,&#10;">
            <text:p>// PTKA | Partikel bei Adjektiv oder Adverb | am [schönsten], zu [schnell]<text:line-break/>@JsonProperty("PTKA")<text:line-break/>PARTIKEL_BEI_ADJEKTIV_ODER_ADVERB,<text:line-break/></text:p>
          </table:table-cell>
        </table:table-row>
        <table:table-row table:style-name="ro1">
          <table:table-cell office:value-type="string">
            <text:p>TRUNC</text:p>
          </table:table-cell>
          <table:table-cell office:value-type="string">
            <text:p>Kompositions-Erstglied</text:p>
          </table:table-cell>
          <table:table-cell office:value-type="string">
            <text:p>An- [und Abreise]</text:p>
          </table:table-cell>
          <table:table-cell table:formula="of:= &quot;// &quot; &amp; [.A38] &amp; &quot; | &quot; &amp; [.B38] &amp; &quot; | &quot; &amp;[.C38]" office:value-type="string" office:string-value="// TRUNC | Kompositions-Erstglied | An- [und Abreise]">
            <text:p>// TRUNC | Kompositions-Erstglied | An- [und Abreise]</text:p>
          </table:table-cell>
          <table:table-cell table:formula="of:=UPPER(SUBSTITUTE(SUBSTITUTE(SUBSTITUTE(SUBSTITUTE(SUBSTITUTE(SUBSTITUTE(SUBSTITUTE([.B38]; &quot; &quot;; &quot;_&quot;);&quot;`&quot;;&quot;&quot;);&quot;'&quot;;&quot;&quot;); &quot;,&quot;;&quot;&quot;); &quot;;&quot;; &quot;&quot;); &quot;-&quot;; &quot;_&quot;);&quot;ä&quot;;&quot;ae&quot;))" office:value-type="string" office:string-value="KOMPOSITIONS_ERSTGLIED">
            <text:p>KOMPOSITIONS_ERSTGLIED</text:p>
          </table:table-cell>
          <table:table-cell table:formula="of:=[.D38] &amp; CHAR(10) &amp; &quot;@JsonProperty(&quot;&quot;&quot; &amp; [.A38] &amp;&quot;&quot;&quot;)&quot; &amp; CHAR(10) &amp; [.E38] &amp; &quot;,&quot; &amp; CHAR(10)" office:value-type="string" office:string-value="// TRUNC | Kompositions-Erstglied | An- [und Abreise]&#10;@JsonProperty(&quot;TRUNC&quot;)&#10;KOMPOSITIONS_ERSTGLIED,&#10;">
            <text:p>// TRUNC | Kompositions-Erstglied | An- [und Abreise]<text:line-break/>@JsonProperty("TRUNC")<text:line-break/>KOMPOSITIONS_ERSTGLIED,<text:line-break/></text:p>
          </table:table-cell>
        </table:table-row>
        <table:table-row table:style-name="ro1">
          <table:table-cell office:value-type="string">
            <text:p>VVFIN</text:p>
          </table:table-cell>
          <table:table-cell office:value-type="string">
            <text:p>finites Verb, voll</text:p>
          </table:table-cell>
          <table:table-cell office:value-type="string">
            <text:p>[du] gehst, [wir] kommen [an]</text:p>
          </table:table-cell>
          <table:table-cell table:formula="of:= &quot;// &quot; &amp; [.A39] &amp; &quot; | &quot; &amp; [.B39] &amp; &quot; | &quot; &amp;[.C39]" office:value-type="string" office:string-value="// VVFIN | finites Verb, voll | [du] gehst, [wir] kommen [an]">
            <text:p>// VVFIN | finites Verb, voll | [du] gehst, [wir] kommen [an]</text:p>
          </table:table-cell>
          <table:table-cell table:formula="of:=UPPER(SUBSTITUTE(SUBSTITUTE(SUBSTITUTE(SUBSTITUTE(SUBSTITUTE(SUBSTITUTE(SUBSTITUTE([.B39]; &quot; &quot;; &quot;_&quot;);&quot;`&quot;;&quot;&quot;);&quot;'&quot;;&quot;&quot;); &quot;,&quot;;&quot;&quot;); &quot;;&quot;; &quot;&quot;); &quot;-&quot;; &quot;_&quot;);&quot;ä&quot;;&quot;ae&quot;))" office:value-type="string" office:string-value="FINITES_VERB_VOLL">
            <text:p>FINITES_VERB_VOLL</text:p>
          </table:table-cell>
          <table:table-cell table:formula="of:=[.D39] &amp; CHAR(10) &amp; &quot;@JsonProperty(&quot;&quot;&quot; &amp; [.A39] &amp;&quot;&quot;&quot;)&quot; &amp; CHAR(10) &amp; [.E39] &amp; &quot;,&quot; &amp; CHAR(10)" office:value-type="string" office:string-value="// VVFIN | finites Verb, voll | [du] gehst, [wir] kommen [an]&#10;@JsonProperty(&quot;VVFIN&quot;)&#10;FINITES_VERB_VOLL,&#10;">
            <text:p>// VVFIN | finites Verb, voll | [du] gehst, [wir] kommen [an]<text:line-break/>@JsonProperty("VVFIN")<text:line-break/>FINITES_VERB_VOLL,<text:line-break/></text:p>
          </table:table-cell>
        </table:table-row>
        <table:table-row table:style-name="ro1">
          <table:table-cell office:value-type="string">
            <text:p>VVIMP</text:p>
          </table:table-cell>
          <table:table-cell office:value-type="string">
            <text:p>Imperativ, voll</text:p>
          </table:table-cell>
          <table:table-cell office:value-type="string">
            <text:p>komm [!]</text:p>
          </table:table-cell>
          <table:table-cell table:formula="of:= &quot;// &quot; &amp; [.A40] &amp; &quot; | &quot; &amp; [.B40] &amp; &quot; | &quot; &amp;[.C40]" office:value-type="string" office:string-value="// VVIMP | Imperativ, voll | komm [!]">
            <text:p>// VVIMP | Imperativ, voll | komm [!]</text:p>
          </table:table-cell>
          <table:table-cell table:formula="of:=UPPER(SUBSTITUTE(SUBSTITUTE(SUBSTITUTE(SUBSTITUTE(SUBSTITUTE(SUBSTITUTE(SUBSTITUTE([.B40]; &quot; &quot;; &quot;_&quot;);&quot;`&quot;;&quot;&quot;);&quot;'&quot;;&quot;&quot;); &quot;,&quot;;&quot;&quot;); &quot;;&quot;; &quot;&quot;); &quot;-&quot;; &quot;_&quot;);&quot;ä&quot;;&quot;ae&quot;))" office:value-type="string" office:string-value="IMPERATIV_VOLL">
            <text:p>IMPERATIV_VOLL</text:p>
          </table:table-cell>
          <table:table-cell table:formula="of:=[.D40] &amp; CHAR(10) &amp; &quot;@JsonProperty(&quot;&quot;&quot; &amp; [.A40] &amp;&quot;&quot;&quot;)&quot; &amp; CHAR(10) &amp; [.E40] &amp; &quot;,&quot; &amp; CHAR(10)" office:value-type="string" office:string-value="// VVIMP | Imperativ, voll | komm [!]&#10;@JsonProperty(&quot;VVIMP&quot;)&#10;IMPERATIV_VOLL,&#10;">
            <text:p>// VVIMP | Imperativ, voll | komm [!]<text:line-break/>@JsonProperty("VVIMP")<text:line-break/>IMPERATIV_VOLL,<text:line-break/></text:p>
          </table:table-cell>
        </table:table-row>
        <table:table-row table:style-name="ro1">
          <table:table-cell office:value-type="string">
            <text:p>VVINF</text:p>
          </table:table-cell>
          <table:table-cell office:value-type="string">
            <text:p>Infinitiv, voll</text:p>
          </table:table-cell>
          <table:table-cell office:value-type="string">
            <text:p>gehen, ankommen</text:p>
          </table:table-cell>
          <table:table-cell table:formula="of:= &quot;// &quot; &amp; [.A41] &amp; &quot; | &quot; &amp; [.B41] &amp; &quot; | &quot; &amp;[.C41]" office:value-type="string" office:string-value="// VVINF | Infinitiv, voll | gehen, ankommen">
            <text:p>// VVINF | Infinitiv, voll | gehen, ankommen</text:p>
          </table:table-cell>
          <table:table-cell table:formula="of:=UPPER(SUBSTITUTE(SUBSTITUTE(SUBSTITUTE(SUBSTITUTE(SUBSTITUTE(SUBSTITUTE(SUBSTITUTE([.B41]; &quot; &quot;; &quot;_&quot;);&quot;`&quot;;&quot;&quot;);&quot;'&quot;;&quot;&quot;); &quot;,&quot;;&quot;&quot;); &quot;;&quot;; &quot;&quot;); &quot;-&quot;; &quot;_&quot;);&quot;ä&quot;;&quot;ae&quot;))" office:value-type="string" office:string-value="INFINITIV_VOLL">
            <text:p>INFINITIV_VOLL</text:p>
          </table:table-cell>
          <table:table-cell table:formula="of:=[.D41] &amp; CHAR(10) &amp; &quot;@JsonProperty(&quot;&quot;&quot; &amp; [.A41] &amp;&quot;&quot;&quot;)&quot; &amp; CHAR(10) &amp; [.E41] &amp; &quot;,&quot; &amp; CHAR(10)" office:value-type="string" office:string-value="// VVINF | Infinitiv, voll | gehen, ankommen&#10;@JsonProperty(&quot;VVINF&quot;)&#10;INFINITIV_VOLL,&#10;">
            <text:p>// VVINF | Infinitiv, voll | gehen, ankommen<text:line-break/>@JsonProperty("VVINF")<text:line-break/>INFINITIV_VOLL,<text:line-break/></text:p>
          </table:table-cell>
        </table:table-row>
        <table:table-row table:style-name="ro1">
          <table:table-cell office:value-type="string">
            <text:p>VVIZU</text:p>
          </table:table-cell>
          <table:table-cell office:value-type="string">
            <text:p>Infinitiv mit ``zu'', voll</text:p>
          </table:table-cell>
          <table:table-cell office:value-type="string">
            <text:p>anzukommen, loszulassen</text:p>
          </table:table-cell>
          <table:table-cell table:formula="of:= &quot;// &quot; &amp; [.A42] &amp; &quot; | &quot; &amp; [.B42] &amp; &quot; | &quot; &amp;[.C42]" office:value-type="string" office:string-value="// VVIZU | Infinitiv mit ``zu'', voll | anzukommen, loszulassen">
            <text:p>// VVIZU | Infinitiv mit ``zu'', voll | anzukommen, loszulassen</text:p>
          </table:table-cell>
          <table:table-cell table:formula="of:=UPPER(SUBSTITUTE(SUBSTITUTE(SUBSTITUTE(SUBSTITUTE(SUBSTITUTE(SUBSTITUTE(SUBSTITUTE([.B42]; &quot; &quot;; &quot;_&quot;);&quot;`&quot;;&quot;&quot;);&quot;'&quot;;&quot;&quot;); &quot;,&quot;;&quot;&quot;); &quot;;&quot;; &quot;&quot;); &quot;-&quot;; &quot;_&quot;);&quot;ä&quot;;&quot;ae&quot;))" office:value-type="string" office:string-value="INFINITIV_MIT_ZU_VOLL">
            <text:p>INFINITIV_MIT_ZU_VOLL</text:p>
          </table:table-cell>
          <table:table-cell table:formula="of:=[.D42] &amp; CHAR(10) &amp; &quot;@JsonProperty(&quot;&quot;&quot; &amp; [.A42] &amp;&quot;&quot;&quot;)&quot; &amp; CHAR(10) &amp; [.E42] &amp; &quot;,&quot; &amp; CHAR(10)" office:value-type="string" office:string-value="// VVIZU | Infinitiv mit ``zu'', voll | anzukommen, loszulassen&#10;@JsonProperty(&quot;VVIZU&quot;)&#10;INFINITIV_MIT_ZU_VOLL,&#10;">
            <text:p>// VVIZU | Infinitiv mit ``zu'', voll | anzukommen, loszulassen<text:line-break/>@JsonProperty("VVIZU")<text:line-break/>INFINITIV_MIT_ZU_VOLL,<text:line-break/></text:p>
          </table:table-cell>
        </table:table-row>
        <table:table-row table:style-name="ro1">
          <table:table-cell office:value-type="string">
            <text:p>VVPP</text:p>
          </table:table-cell>
          <table:table-cell office:value-type="string">
            <text:p>Partizip Perfekt, voll</text:p>
          </table:table-cell>
          <table:table-cell office:value-type="string">
            <text:p>gegangen, angekommen</text:p>
          </table:table-cell>
          <table:table-cell table:formula="of:= &quot;// &quot; &amp; [.A43] &amp; &quot; | &quot; &amp; [.B43] &amp; &quot; | &quot; &amp;[.C43]" office:value-type="string" office:string-value="// VVPP | Partizip Perfekt, voll | gegangen, angekommen">
            <text:p>// VVPP | Partizip Perfekt, voll | gegangen, angekommen</text:p>
          </table:table-cell>
          <table:table-cell table:formula="of:=UPPER(SUBSTITUTE(SUBSTITUTE(SUBSTITUTE(SUBSTITUTE(SUBSTITUTE(SUBSTITUTE(SUBSTITUTE([.B43]; &quot; &quot;; &quot;_&quot;);&quot;`&quot;;&quot;&quot;);&quot;'&quot;;&quot;&quot;); &quot;,&quot;;&quot;&quot;); &quot;;&quot;; &quot;&quot;); &quot;-&quot;; &quot;_&quot;);&quot;ä&quot;;&quot;ae&quot;))" office:value-type="string" office:string-value="PARTIZIP_PERFEKT_VOLL">
            <text:p>PARTIZIP_PERFEKT_VOLL</text:p>
          </table:table-cell>
          <table:table-cell table:formula="of:=[.D43] &amp; CHAR(10) &amp; &quot;@JsonProperty(&quot;&quot;&quot; &amp; [.A43] &amp;&quot;&quot;&quot;)&quot; &amp; CHAR(10) &amp; [.E43] &amp; &quot;,&quot; &amp; CHAR(10)" office:value-type="string" office:string-value="// VVPP | Partizip Perfekt, voll | gegangen, angekommen&#10;@JsonProperty(&quot;VVPP&quot;)&#10;PARTIZIP_PERFEKT_VOLL,&#10;">
            <text:p>// VVPP | Partizip Perfekt, voll | gegangen, angekommen<text:line-break/>@JsonProperty("VVPP")<text:line-break/>PARTIZIP_PERFEKT_VOLL,<text:line-break/></text:p>
          </table:table-cell>
        </table:table-row>
        <table:table-row table:style-name="ro1">
          <table:table-cell office:value-type="string">
            <text:p>VAFIN</text:p>
          </table:table-cell>
          <table:table-cell office:value-type="string">
            <text:p>finites Verb, aux</text:p>
          </table:table-cell>
          <table:table-cell office:value-type="string">
            <text:p>[du] bist, [wir] werden</text:p>
          </table:table-cell>
          <table:table-cell table:formula="of:= &quot;// &quot; &amp; [.A44] &amp; &quot; | &quot; &amp; [.B44] &amp; &quot; | &quot; &amp;[.C44]" office:value-type="string" office:string-value="// VAFIN | finites Verb, aux | [du] bist, [wir] werden">
            <text:p>// VAFIN | finites Verb, aux | [du] bist, [wir] werden</text:p>
          </table:table-cell>
          <table:table-cell table:formula="of:=UPPER(SUBSTITUTE(SUBSTITUTE(SUBSTITUTE(SUBSTITUTE(SUBSTITUTE(SUBSTITUTE(SUBSTITUTE([.B44]; &quot; &quot;; &quot;_&quot;);&quot;`&quot;;&quot;&quot;);&quot;'&quot;;&quot;&quot;); &quot;,&quot;;&quot;&quot;); &quot;;&quot;; &quot;&quot;); &quot;-&quot;; &quot;_&quot;);&quot;ä&quot;;&quot;ae&quot;))" office:value-type="string" office:string-value="FINITES_VERB_AUX">
            <text:p>FINITES_VERB_AUX</text:p>
          </table:table-cell>
          <table:table-cell table:formula="of:=[.D44] &amp; CHAR(10) &amp; &quot;@JsonProperty(&quot;&quot;&quot; &amp; [.A44] &amp;&quot;&quot;&quot;)&quot; &amp; CHAR(10) &amp; [.E44] &amp; &quot;,&quot; &amp; CHAR(10)" office:value-type="string" office:string-value="// VAFIN | finites Verb, aux | [du] bist, [wir] werden&#10;@JsonProperty(&quot;VAFIN&quot;)&#10;FINITES_VERB_AUX,&#10;">
            <text:p>// VAFIN | finites Verb, aux | [du] bist, [wir] werden<text:line-break/>@JsonProperty("VAFIN")<text:line-break/>FINITES_VERB_AUX,<text:line-break/></text:p>
          </table:table-cell>
        </table:table-row>
        <table:table-row table:style-name="ro1">
          <table:table-cell office:value-type="string">
            <text:p>VAIMP</text:p>
          </table:table-cell>
          <table:table-cell office:value-type="string">
            <text:p>Imperativ, aux</text:p>
          </table:table-cell>
          <table:table-cell office:value-type="string">
            <text:p>sei [ruhig !]</text:p>
          </table:table-cell>
          <table:table-cell table:formula="of:= &quot;// &quot; &amp; [.A45] &amp; &quot; | &quot; &amp; [.B45] &amp; &quot; | &quot; &amp;[.C45]" office:value-type="string" office:string-value="// VAIMP | Imperativ, aux | sei [ruhig !]">
            <text:p>// VAIMP | Imperativ, aux | sei [ruhig !]</text:p>
          </table:table-cell>
          <table:table-cell table:formula="of:=UPPER(SUBSTITUTE(SUBSTITUTE(SUBSTITUTE(SUBSTITUTE(SUBSTITUTE(SUBSTITUTE(SUBSTITUTE([.B45]; &quot; &quot;; &quot;_&quot;);&quot;`&quot;;&quot;&quot;);&quot;'&quot;;&quot;&quot;); &quot;,&quot;;&quot;&quot;); &quot;;&quot;; &quot;&quot;); &quot;-&quot;; &quot;_&quot;);&quot;ä&quot;;&quot;ae&quot;))" office:value-type="string" office:string-value="IMPERATIV_AUX">
            <text:p>IMPERATIV_AUX</text:p>
          </table:table-cell>
          <table:table-cell table:formula="of:=[.D45] &amp; CHAR(10) &amp; &quot;@JsonProperty(&quot;&quot;&quot; &amp; [.A45] &amp;&quot;&quot;&quot;)&quot; &amp; CHAR(10) &amp; [.E45] &amp; &quot;,&quot; &amp; CHAR(10)" office:value-type="string" office:string-value="// VAIMP | Imperativ, aux | sei [ruhig !]&#10;@JsonProperty(&quot;VAIMP&quot;)&#10;IMPERATIV_AUX,&#10;">
            <text:p>// VAIMP | Imperativ, aux | sei [ruhig !]<text:line-break/>@JsonProperty("VAIMP")<text:line-break/>IMPERATIV_AUX,<text:line-break/></text:p>
          </table:table-cell>
        </table:table-row>
        <table:table-row table:style-name="ro1">
          <table:table-cell office:value-type="string">
            <text:p>VAINF</text:p>
          </table:table-cell>
          <table:table-cell office:value-type="string">
            <text:p>Infinitiv, aux</text:p>
          </table:table-cell>
          <table:table-cell office:value-type="string">
            <text:p>werden, sein</text:p>
          </table:table-cell>
          <table:table-cell table:formula="of:= &quot;// &quot; &amp; [.A46] &amp; &quot; | &quot; &amp; [.B46] &amp; &quot; | &quot; &amp;[.C46]" office:value-type="string" office:string-value="// VAINF | Infinitiv, aux | werden, sein">
            <text:p>// VAINF | Infinitiv, aux | werden, sein</text:p>
          </table:table-cell>
          <table:table-cell table:formula="of:=UPPER(SUBSTITUTE(SUBSTITUTE(SUBSTITUTE(SUBSTITUTE(SUBSTITUTE(SUBSTITUTE(SUBSTITUTE([.B46]; &quot; &quot;; &quot;_&quot;);&quot;`&quot;;&quot;&quot;);&quot;'&quot;;&quot;&quot;); &quot;,&quot;;&quot;&quot;); &quot;;&quot;; &quot;&quot;); &quot;-&quot;; &quot;_&quot;);&quot;ä&quot;;&quot;ae&quot;))" office:value-type="string" office:string-value="INFINITIV_AUX">
            <text:p>INFINITIV_AUX</text:p>
          </table:table-cell>
          <table:table-cell table:formula="of:=[.D46] &amp; CHAR(10) &amp; &quot;@JsonProperty(&quot;&quot;&quot; &amp; [.A46] &amp;&quot;&quot;&quot;)&quot; &amp; CHAR(10) &amp; [.E46] &amp; &quot;,&quot; &amp; CHAR(10)" office:value-type="string" office:string-value="// VAINF | Infinitiv, aux | werden, sein&#10;@JsonProperty(&quot;VAINF&quot;)&#10;INFINITIV_AUX,&#10;">
            <text:p>// VAINF | Infinitiv, aux | werden, sein<text:line-break/>@JsonProperty("VAINF")<text:line-break/>INFINITIV_AUX,<text:line-break/></text:p>
          </table:table-cell>
        </table:table-row>
        <table:table-row table:style-name="ro1">
          <table:table-cell office:value-type="string">
            <text:p>VAPP</text:p>
          </table:table-cell>
          <table:table-cell office:value-type="string">
            <text:p>Partizip Perfekt, aux</text:p>
          </table:table-cell>
          <table:table-cell office:value-type="string">
            <text:p>gewesen</text:p>
          </table:table-cell>
          <table:table-cell table:formula="of:= &quot;// &quot; &amp; [.A47] &amp; &quot; | &quot; &amp; [.B47] &amp; &quot; | &quot; &amp;[.C47]" office:value-type="string" office:string-value="// VAPP | Partizip Perfekt, aux | gewesen">
            <text:p>// VAPP | Partizip Perfekt, aux | gewesen</text:p>
          </table:table-cell>
          <table:table-cell table:formula="of:=UPPER(SUBSTITUTE(SUBSTITUTE(SUBSTITUTE(SUBSTITUTE(SUBSTITUTE(SUBSTITUTE(SUBSTITUTE([.B47]; &quot; &quot;; &quot;_&quot;);&quot;`&quot;;&quot;&quot;);&quot;'&quot;;&quot;&quot;); &quot;,&quot;;&quot;&quot;); &quot;;&quot;; &quot;&quot;); &quot;-&quot;; &quot;_&quot;);&quot;ä&quot;;&quot;ae&quot;))" office:value-type="string" office:string-value="PARTIZIP_PERFEKT_AUX">
            <text:p>PARTIZIP_PERFEKT_AUX</text:p>
          </table:table-cell>
          <table:table-cell table:formula="of:=[.D47] &amp; CHAR(10) &amp; &quot;@JsonProperty(&quot;&quot;&quot; &amp; [.A47] &amp;&quot;&quot;&quot;)&quot; &amp; CHAR(10) &amp; [.E47] &amp; &quot;,&quot; &amp; CHAR(10)" office:value-type="string" office:string-value="// VAPP | Partizip Perfekt, aux | gewesen&#10;@JsonProperty(&quot;VAPP&quot;)&#10;PARTIZIP_PERFEKT_AUX,&#10;">
            <text:p>// VAPP | Partizip Perfekt, aux | gewesen<text:line-break/>@JsonProperty("VAPP")<text:line-break/>PARTIZIP_PERFEKT_AUX,<text:line-break/></text:p>
          </table:table-cell>
        </table:table-row>
        <table:table-row table:style-name="ro1">
          <table:table-cell office:value-type="string">
            <text:p>VMFIN</text:p>
          </table:table-cell>
          <table:table-cell office:value-type="string">
            <text:p>finites Verb, modal</text:p>
          </table:table-cell>
          <table:table-cell office:value-type="string">
            <text:p>dürfen</text:p>
          </table:table-cell>
          <table:table-cell table:formula="of:= &quot;// &quot; &amp; [.A48] &amp; &quot; | &quot; &amp; [.B48] &amp; &quot; | &quot; &amp;[.C48]" office:value-type="string" office:string-value="// VMFIN | finites Verb, modal | dürfen">
            <text:p>// VMFIN | finites Verb, modal | dürfen</text:p>
          </table:table-cell>
          <table:table-cell table:formula="of:=UPPER(SUBSTITUTE(SUBSTITUTE(SUBSTITUTE(SUBSTITUTE(SUBSTITUTE(SUBSTITUTE(SUBSTITUTE([.B48]; &quot; &quot;; &quot;_&quot;);&quot;`&quot;;&quot;&quot;);&quot;'&quot;;&quot;&quot;); &quot;,&quot;;&quot;&quot;); &quot;;&quot;; &quot;&quot;); &quot;-&quot;; &quot;_&quot;);&quot;ä&quot;;&quot;ae&quot;))" office:value-type="string" office:string-value="FINITES_VERB_MODAL">
            <text:p>FINITES_VERB_MODAL</text:p>
          </table:table-cell>
          <table:table-cell table:formula="of:=[.D48] &amp; CHAR(10) &amp; &quot;@JsonProperty(&quot;&quot;&quot; &amp; [.A48] &amp;&quot;&quot;&quot;)&quot; &amp; CHAR(10) &amp; [.E48] &amp; &quot;,&quot; &amp; CHAR(10)" office:value-type="string" office:string-value="// VMFIN | finites Verb, modal | dürfen&#10;@JsonProperty(&quot;VMFIN&quot;)&#10;FINITES_VERB_MODAL,&#10;">
            <text:p>// VMFIN | finites Verb, modal | dürfen<text:line-break/>@JsonProperty("VMFIN")<text:line-break/>FINITES_VERB_MODAL,<text:line-break/></text:p>
          </table:table-cell>
        </table:table-row>
        <table:table-row table:style-name="ro1">
          <table:table-cell office:value-type="string">
            <text:p>VMINF</text:p>
          </table:table-cell>
          <table:table-cell office:value-type="string">
            <text:p>Infinitiv, modal</text:p>
          </table:table-cell>
          <table:table-cell office:value-type="string">
            <text:p>wollen</text:p>
          </table:table-cell>
          <table:table-cell table:formula="of:= &quot;// &quot; &amp; [.A49] &amp; &quot; | &quot; &amp; [.B49] &amp; &quot; | &quot; &amp;[.C49]" office:value-type="string" office:string-value="// VMINF | Infinitiv, modal | wollen">
            <text:p>// VMINF | Infinitiv, modal | wollen</text:p>
          </table:table-cell>
          <table:table-cell table:formula="of:=UPPER(SUBSTITUTE(SUBSTITUTE(SUBSTITUTE(SUBSTITUTE(SUBSTITUTE(SUBSTITUTE(SUBSTITUTE([.B49]; &quot; &quot;; &quot;_&quot;);&quot;`&quot;;&quot;&quot;);&quot;'&quot;;&quot;&quot;); &quot;,&quot;;&quot;&quot;); &quot;;&quot;; &quot;&quot;); &quot;-&quot;; &quot;_&quot;);&quot;ä&quot;;&quot;ae&quot;))" office:value-type="string" office:string-value="INFINITIV_MODAL">
            <text:p>INFINITIV_MODAL</text:p>
          </table:table-cell>
          <table:table-cell table:formula="of:=[.D49] &amp; CHAR(10) &amp; &quot;@JsonProperty(&quot;&quot;&quot; &amp; [.A49] &amp;&quot;&quot;&quot;)&quot; &amp; CHAR(10) &amp; [.E49] &amp; &quot;,&quot; &amp; CHAR(10)" office:value-type="string" office:string-value="// VMINF | Infinitiv, modal | wollen&#10;@JsonProperty(&quot;VMINF&quot;)&#10;INFINITIV_MODAL,&#10;">
            <text:p>// VMINF | Infinitiv, modal | wollen<text:line-break/>@JsonProperty("VMINF")<text:line-break/>INFINITIV_MODAL,<text:line-break/></text:p>
          </table:table-cell>
        </table:table-row>
        <table:table-row table:style-name="ro1">
          <table:table-cell office:value-type="string">
            <text:p>VMPP</text:p>
          </table:table-cell>
          <table:table-cell office:value-type="string">
            <text:p>Partizip Perfekt, modal</text:p>
          </table:table-cell>
          <table:table-cell office:value-type="string">
            <text:p>gekonnt, [er hat gehen] können</text:p>
          </table:table-cell>
          <table:table-cell table:formula="of:= &quot;// &quot; &amp; [.A50] &amp; &quot; | &quot; &amp; [.B50] &amp; &quot; | &quot; &amp;[.C50]" office:value-type="string" office:string-value="// VMPP | Partizip Perfekt, modal | gekonnt, [er hat gehen] können">
            <text:p>// VMPP | Partizip Perfekt, modal | gekonnt, [er hat gehen] können</text:p>
          </table:table-cell>
          <table:table-cell table:formula="of:=UPPER(SUBSTITUTE(SUBSTITUTE(SUBSTITUTE(SUBSTITUTE(SUBSTITUTE(SUBSTITUTE(SUBSTITUTE([.B50]; &quot; &quot;; &quot;_&quot;);&quot;`&quot;;&quot;&quot;);&quot;'&quot;;&quot;&quot;); &quot;,&quot;;&quot;&quot;); &quot;;&quot;; &quot;&quot;); &quot;-&quot;; &quot;_&quot;);&quot;ä&quot;;&quot;ae&quot;))" office:value-type="string" office:string-value="PARTIZIP_PERFEKT_MODAL">
            <text:p>PARTIZIP_PERFEKT_MODAL</text:p>
          </table:table-cell>
          <table:table-cell table:formula="of:=[.D50] &amp; CHAR(10) &amp; &quot;@JsonProperty(&quot;&quot;&quot; &amp; [.A50] &amp;&quot;&quot;&quot;)&quot; &amp; CHAR(10) &amp; [.E50] &amp; &quot;,&quot; &amp; CHAR(10)" office:value-type="string" office:string-value="// VMPP | Partizip Perfekt, modal | gekonnt, [er hat gehen] können&#10;@JsonProperty(&quot;VMPP&quot;)&#10;PARTIZIP_PERFEKT_MODAL,&#10;">
            <text:p>// VMPP | Partizip Perfekt, modal | gekonnt, [er hat gehen] können<text:line-break/>@JsonProperty("VMPP")<text:line-break/>PARTIZIP_PERFEKT_MODAL,<text:line-break/></text:p>
          </table:table-cell>
        </table:table-row>
        <table:table-row table:style-name="ro1">
          <table:table-cell office:value-type="string">
            <text:p>XY</text:p>
          </table:table-cell>
          <table:table-cell office:value-type="string">
            <text:p>Nichtwort, Sonderzeichen enthaltend</text:p>
          </table:table-cell>
          <table:table-cell office:value-type="string">
            <text:p>3:7, H2O, D2XW3</text:p>
          </table:table-cell>
          <table:table-cell table:formula="of:= &quot;// &quot; &amp; [.A51] &amp; &quot; | &quot; &amp; [.B51] &amp; &quot; | &quot; &amp;[.C51]" office:value-type="string" office:string-value="// XY | Nichtwort, Sonderzeichen enthaltend | 3:7, H2O, D2XW3">
            <text:p>// XY | Nichtwort, Sonderzeichen enthaltend | 3:7, H2O, D2XW3</text:p>
          </table:table-cell>
          <table:table-cell table:formula="of:=UPPER(SUBSTITUTE(SUBSTITUTE(SUBSTITUTE(SUBSTITUTE(SUBSTITUTE(SUBSTITUTE(SUBSTITUTE([.B51]; &quot; &quot;; &quot;_&quot;);&quot;`&quot;;&quot;&quot;);&quot;'&quot;;&quot;&quot;); &quot;,&quot;;&quot;&quot;); &quot;;&quot;; &quot;&quot;); &quot;-&quot;; &quot;_&quot;);&quot;ä&quot;;&quot;ae&quot;))" office:value-type="string" office:string-value="NICHTWORT_SONDERZEICHEN_ENTHALTEND">
            <text:p>NICHTWORT_SONDERZEICHEN_ENTHALTEND</text:p>
          </table:table-cell>
          <table:table-cell table:formula="of:=[.D51] &amp; CHAR(10) &amp; &quot;@JsonProperty(&quot;&quot;&quot; &amp; [.A51] &amp;&quot;&quot;&quot;)&quot; &amp; CHAR(10) &amp; [.E51] &amp; &quot;,&quot; &amp; CHAR(10)" office:value-type="string" office:string-value="// XY | Nichtwort, Sonderzeichen enthaltend | 3:7, H2O, D2XW3&#10;@JsonProperty(&quot;XY&quot;)&#10;NICHTWORT_SONDERZEICHEN_ENTHALTEND,&#10;">
            <text:p>// XY | Nichtwort, Sonderzeichen enthaltend | 3:7, H2O, D2XW3<text:line-break/>@JsonProperty("XY")<text:line-break/>NICHTWORT_SONDERZEICHEN_ENTHALTEND,<text:line-break/></text:p>
          </table:table-cell>
        </table:table-row>
        <table:table-row table:style-name="ro1">
          <table:table-cell office:value-type="string">
            <text:p>$,</text:p>
          </table:table-cell>
          <table:table-cell office:value-type="string">
            <text:p>Komma</text:p>
          </table:table-cell>
          <table:table-cell office:value-type="string">
            <text:p>,</text:p>
          </table:table-cell>
          <table:table-cell table:formula="of:= &quot;// &quot; &amp; [.A52] &amp; &quot; | &quot; &amp; [.B52] &amp; &quot; | &quot; &amp;[.C52]" office:value-type="string" office:string-value="// $, | Komma | ,">
            <text:p>// $, | Komma | ,</text:p>
          </table:table-cell>
          <table:table-cell table:formula="of:=UPPER(SUBSTITUTE(SUBSTITUTE(SUBSTITUTE(SUBSTITUTE(SUBSTITUTE(SUBSTITUTE(SUBSTITUTE([.B52]; &quot; &quot;; &quot;_&quot;);&quot;`&quot;;&quot;&quot;);&quot;'&quot;;&quot;&quot;); &quot;,&quot;;&quot;&quot;); &quot;;&quot;; &quot;&quot;); &quot;-&quot;; &quot;_&quot;);&quot;ä&quot;;&quot;ae&quot;))" office:value-type="string" office:string-value="KOMMA">
            <text:p>KOMMA</text:p>
          </table:table-cell>
          <table:table-cell table:formula="of:=[.D52] &amp; CHAR(10) &amp; &quot;@JsonProperty(&quot;&quot;&quot; &amp; [.A52] &amp;&quot;&quot;&quot;)&quot; &amp; CHAR(10) &amp; [.E52] &amp; &quot;,&quot; &amp; CHAR(10)" office:value-type="string" office:string-value="// $, | Komma | ,&#10;@JsonProperty(&quot;$,&quot;)&#10;KOMMA,&#10;">
            <text:p>// $, | Komma | ,<text:line-break/>@JsonProperty("$,")<text:line-break/>KOMMA,<text:line-break/></text:p>
          </table:table-cell>
        </table:table-row>
        <table:table-row table:style-name="ro1">
          <table:table-cell office:value-type="string">
            <text:p>$.</text:p>
          </table:table-cell>
          <table:table-cell office:value-type="string">
            <text:p>Satzbeendende Interpunktion</text:p>
          </table:table-cell>
          <table:table-cell office:value-type="string">
            <text:p>. ? ! ; :</text:p>
          </table:table-cell>
          <table:table-cell table:formula="of:= &quot;// &quot; &amp; [.A53] &amp; &quot; | &quot; &amp; [.B53] &amp; &quot; | &quot; &amp;[.C53]" office:value-type="string" office:string-value="// $. | Satzbeendende Interpunktion | . ? ! ; :">
            <text:p>// $. | Satzbeendende Interpunktion | . ? ! ; :</text:p>
          </table:table-cell>
          <table:table-cell table:formula="of:=UPPER(SUBSTITUTE(SUBSTITUTE(SUBSTITUTE(SUBSTITUTE(SUBSTITUTE(SUBSTITUTE(SUBSTITUTE([.B53]; &quot; &quot;; &quot;_&quot;);&quot;`&quot;;&quot;&quot;);&quot;'&quot;;&quot;&quot;); &quot;,&quot;;&quot;&quot;); &quot;;&quot;; &quot;&quot;); &quot;-&quot;; &quot;_&quot;);&quot;ä&quot;;&quot;ae&quot;))" office:value-type="string" office:string-value="SATZBEENDENDE_INTERPUNKTION">
            <text:p>SATZBEENDENDE_INTERPUNKTION</text:p>
          </table:table-cell>
          <table:table-cell table:formula="of:=[.D53] &amp; CHAR(10) &amp; &quot;@JsonProperty(&quot;&quot;&quot; &amp; [.A53] &amp;&quot;&quot;&quot;)&quot; &amp; CHAR(10) &amp; [.E53] &amp; &quot;,&quot; &amp; CHAR(10)" office:value-type="string" office:string-value="// $. | Satzbeendende Interpunktion | . ? ! ; :&#10;@JsonProperty(&quot;$.&quot;)&#10;SATZBEENDENDE_INTERPUNKTION,&#10;">
            <text:p>// $. | Satzbeendende Interpunktion | . ? ! ; :<text:line-break/>@JsonProperty("$.")<text:line-break/>SATZBEENDENDE_INTERPUNKTION,<text:line-break/></text:p>
          </table:table-cell>
        </table:table-row>
        <table:table-row table:style-name="ro1">
          <table:table-cell office:value-type="string">
            <text:p>$(</text:p>
          </table:table-cell>
          <table:table-cell office:value-type="string">
            <text:p>sonstige Satzzeichen; satzintern</text:p>
          </table:table-cell>
          <table:table-cell office:value-type="string">
            <text:p>- [,]()</text:p>
          </table:table-cell>
          <table:table-cell table:formula="of:= &quot;// &quot; &amp; [.A54] &amp; &quot; | &quot; &amp; [.B54] &amp; &quot; | &quot; &amp;[.C54]" office:value-type="string" office:string-value="// $( | sonstige Satzzeichen; satzintern | - [,]()">
            <text:p>// $( | sonstige Satzzeichen; satzintern | - [,]()</text:p>
          </table:table-cell>
          <table:table-cell table:formula="of:=UPPER(SUBSTITUTE(SUBSTITUTE(SUBSTITUTE(SUBSTITUTE(SUBSTITUTE(SUBSTITUTE(SUBSTITUTE([.B54]; &quot; &quot;; &quot;_&quot;);&quot;`&quot;;&quot;&quot;);&quot;'&quot;;&quot;&quot;); &quot;,&quot;;&quot;&quot;); &quot;;&quot;; &quot;&quot;); &quot;-&quot;; &quot;_&quot;);&quot;ä&quot;;&quot;ae&quot;))" office:value-type="string" office:string-value="SONSTIGE_SATZZEICHEN_SATZINTERN">
            <text:p>SONSTIGE_SATZZEICHEN_SATZINTERN</text:p>
          </table:table-cell>
          <table:table-cell table:formula="of:=[.D54] &amp; CHAR(10) &amp; &quot;@JsonProperty(&quot;&quot;&quot; &amp; [.A54] &amp;&quot;&quot;&quot;)&quot; &amp; CHAR(10) &amp; [.E54] &amp; &quot;,&quot; &amp; CHAR(10)" office:value-type="string" office:string-value="// $( | sonstige Satzzeichen; satzintern | - [,]()&#10;@JsonProperty(&quot;$(&quot;)&#10;SONSTIGE_SATZZEICHEN_SATZINTERN,&#10;">
            <text:p>// $( | sonstige Satzzeichen; satzintern | - [,]()<text:line-break/>@JsonProperty("$(")<text:line-break/>SONSTIGE_SATZZEICHEN_SATZINTERN,<text:line-break/>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7">07/27/2018</text:date>, <text:time>12:41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27T12:41:05.78</dc:date>
    <dc:creator>Alexey Valikov</dc:creator>
    <meta:generator>OpenOffice/4.1.3$Win32 OpenOffice.org_project/413m1$Build-9783</meta:generator>
    <meta:editing-duration>PT38M45S</meta:editing-duration>
    <meta:editing-cycles>1</meta:editing-cycles>
    <meta:document-statistic meta:table-count="1" meta:cell-count="324" meta:object-count="0"/>
  </office:meta>
</office:document-meta>
</file>